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Math TeX Gyre" svg:font-family="'DejaVu Math TeX Gyre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2" style:family="table-row">
      <style:table-row-properties style:row-height="0.4194in" fo:keep-together="auto"/>
    </style:style>
    <style:style style:name="Table1.3" style:family="table-row">
      <style:table-row-properties style:row-height="0.4in" fo:keep-together="auto"/>
    </style:style>
    <style:style style:name="Table2" style:family="table">
      <style:table-properties style:width="5.0215in" fo:margin-left="0.0007in" fo:margin-top="0in" fo:margin-bottom="0in" fo:break-before="page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.2" style:family="table-row">
      <style:table-row-properties style:row-height="0.4472in" fo:keep-together="auto"/>
    </style:style>
    <style:style style:name="Table2.3" style:family="table-row">
      <style:table-row-properties style:row-height="0.4in" fo:keep-together="auto"/>
    </style:style>
    <style:style style:name="Table7" style:family="table">
      <style:table-properties style:width="5.0347in" fo:margin-left="-0.0111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5069in"/>
    </style:style>
    <style:style style:name="Table7.C" style:family="table-column">
      <style:table-column-properties style:column-width="2.8542in"/>
    </style:style>
    <style:style style:name="Table7.D" style:family="table-column">
      <style:table-column-properties style:column-width="0.3889in"/>
    </style:style>
    <style:style style:name="Table7.E" style:family="table-column">
      <style:table-column-properties style:column-width="0.7847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4.A8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paragraph-rsid="004396cf" style:font-size-asian="12pt" style:font-weight-asian="bold"/>
    </style:style>
    <style:style style:name="P3" style:family="paragraph" style:parent-style-name="Standard">
      <style:text-properties fo:font-size="12pt" officeooo:paragraph-rsid="004396cf" style:font-size-asian="12pt"/>
    </style:style>
    <style:style style:name="P4" style:family="paragraph" style:parent-style-name="Standard">
      <style:paragraph-properties fo:text-align="justify" style:justify-single-word="false"/>
      <style:text-properties officeooo:paragraph-rsid="004c00f8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4c00f8" style:font-name-asian="Arial2" style:font-size-asian="8pt" style:font-name-complex="Times New Roman" style:font-size-complex="8pt"/>
    </style:style>
    <style:style style:name="P6" style:family="paragraph" style:parent-style-name="Standard">
      <style:paragraph-properties fo:text-align="justify" style:justify-single-word="false"/>
      <style:text-properties officeooo:rsid="002f1e4e" officeooo:paragraph-rsid="004c00f8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4c00f8" style:font-size-asian="12pt" style:font-weight-asian="bold"/>
    </style:style>
    <style:style style:name="P8" style:family="paragraph" style:parent-style-name="Standard">
      <style:paragraph-properties fo:text-align="end" style:justify-single-word="false"/>
      <style:text-properties style:font-name="Courier New" fo:font-size="11pt" officeooo:paragraph-rsid="004396cf" style:font-size-asian="11pt"/>
    </style:style>
    <style:style style:name="P9" style:family="paragraph" style:parent-style-name="Standard">
      <style:text-properties style:font-name="Courier New" fo:font-size="11pt" officeooo:paragraph-rsid="004396cf" style:font-size-asian="11pt"/>
    </style:style>
    <style:style style:name="P10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12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13" style:family="paragraph" style:parent-style-name="Standard">
      <style:paragraph-properties fo:margin-left="0in" fo:margin-right="0.0874in" fo:text-indent="0in" style:auto-text-indent="false"/>
      <style:text-properties style:font-name="Courier New" fo:font-size="11pt" officeooo:paragraph-rsid="004396cf" style:font-size-asian="11pt"/>
    </style:style>
    <style:style style:name="P14" style:family="paragraph" style:parent-style-name="Standard">
      <style:paragraph-properties fo:margin-left="0in" fo:margin-right="0.0874in" fo:text-indent="0in" style:auto-text-indent="false"/>
      <style:text-properties fo:font-size="12pt" officeooo:paragraph-rsid="004396cf" style:font-size-asian="12pt"/>
    </style:style>
    <style:style style:name="P15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17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19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20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21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74e14" style:font-size-asian="12pt" style:font-weight-asian="bold"/>
    </style:style>
    <style:style style:name="P22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446f4" style:font-size-asian="12pt" style:font-weight-asian="bold"/>
    </style:style>
    <style:style style:name="P23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officeooo:paragraph-rsid="004446f4"/>
    </style:style>
    <style:style style:name="P24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25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26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27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paragraph-rsid="006c0855" style:font-size-asian="12pt"/>
    </style:style>
    <style:style style:name="P28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74e14" style:font-size-asian="12pt"/>
    </style:style>
    <style:style style:name="P29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c00f8" style:font-size-asian="12pt"/>
    </style:style>
    <style:style style:name="P30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a3a92" style:font-size-asian="12pt"/>
    </style:style>
    <style:style style:name="P31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32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33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officeooo:paragraph-rsid="00474e14" style:font-size-asian="12pt" style:font-weight-asian="bold"/>
    </style:style>
    <style:style style:name="P34" style:family="paragraph" style:parent-style-name="Text_20_body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35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officeooo:paragraph-rsid="004c00f8"/>
    </style:style>
    <style:style style:name="P36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officeooo:paragraph-rsid="004446f4" style:font-size-asian="12pt"/>
    </style:style>
    <style:style style:name="P37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9pt" officeooo:paragraph-rsid="0053d4f3" style:font-size-asian="9pt" style:font-size-complex="9pt"/>
    </style:style>
    <style:style style:name="P38" style:family="paragraph" style:parent-style-name="Title">
      <style:paragraph-properties fo:margin-left="0in" fo:margin-right="0.0866in" fo:text-align="center" style:justify-single-word="false" fo:text-indent="0in" style:auto-text-indent="false"/>
      <style:text-properties style:font-name="Times New Roman1" fo:font-size="12pt" fo:font-weight="bold" officeooo:paragraph-rsid="004c00f8" style:font-size-asian="12pt" style:font-weight-asian="bold" style:font-size-complex="12pt"/>
    </style:style>
    <style:style style:name="P3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4446f4" style:font-name-asian="Arial2" style:font-size-asian="9pt" style:font-name-complex="Times New Roman"/>
    </style:style>
    <style:style style:name="P4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4446f4" style:font-name-asian="Arial2" style:font-size-asian="9pt" style:font-name-complex="Times New Roman"/>
    </style:style>
    <style:style style:name="P4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4446f4" style:font-name-asian="Arial2" style:font-size-asian="9pt" style:font-name-complex="Times New Roman"/>
    </style:style>
    <style:style style:name="P4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4446f4" style:font-name-asian="Arial2" style:font-size-asian="9pt" style:font-name-complex="Times New Roman"/>
    </style:style>
    <style:style style:name="P43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4446f4" style:font-name-asian="Arial2" style:font-size-asian="9pt" style:font-name-complex="Times New Roman"/>
    </style:style>
    <style:style style:name="P4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a9631" officeooo:paragraph-rsid="007a9631" style:font-name-asian="Arial2" style:font-size-asian="9pt" style:font-name-complex="Times New Roman"/>
    </style:style>
    <style:style style:name="P4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2" style:font-size-asian="9pt" style:font-name-complex="Times New Roman" style:font-size-complex="9pt"/>
    </style:style>
    <style:style style:name="P46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2" style:font-size-asian="9pt" style:font-name-complex="Times New Roman" style:font-size-complex="9pt"/>
    </style:style>
    <style:style style:name="P47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2" style:font-size-asian="9pt" style:font-name-complex="Times New Roman" style:font-size-complex="9pt"/>
    </style:style>
    <style:style style:name="P4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2" style:font-size-asian="7pt" style:font-name-complex="Times New Roman" style:font-size-complex="7pt"/>
    </style:style>
    <style:style style:name="P4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2" style:font-size-asian="7pt" style:font-name-complex="Times New Roman" style:font-size-complex="7pt"/>
    </style:style>
    <style:style style:name="P5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275cb" officeooo:paragraph-rsid="000b3b24" style:font-name-asian="Arial2" style:font-size-asian="7pt" style:font-name-complex="Times New Roman" style:font-size-complex="7pt"/>
    </style:style>
    <style:style style:name="P5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2" style:font-size-asian="8pt" style:font-name-complex="Times New Roman" style:font-size-complex="8pt"/>
    </style:style>
    <style:style style:name="P5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9365" officeooo:paragraph-rsid="000b3b24" style:font-name-asian="Arial2" style:font-size-asian="8pt" style:font-name-complex="Times New Roman" style:font-size-complex="8pt"/>
    </style:style>
    <style:style style:name="P5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a1dcf" officeooo:paragraph-rsid="000b3b24" style:font-name-asian="Arial2" style:font-size-asian="8pt" style:font-name-complex="Times New Roman" style:font-size-complex="8pt"/>
    </style:style>
    <style:style style:name="P5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8a546" officeooo:paragraph-rsid="000b3b24" style:font-name-asian="Arial2" style:font-size-asian="8pt" style:font-name-complex="Times New Roman" style:font-size-complex="8pt"/>
    </style:style>
    <style:style style:name="P5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2" style:font-size-asian="8pt" style:font-name-complex="Times New Roman" style:font-size-complex="8pt"/>
    </style:style>
    <style:style style:name="P56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2" style:font-size-asian="8pt" style:font-name-complex="Times New Roman" style:font-size-complex="8pt"/>
    </style:style>
    <style:style style:name="P5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2" style:font-size-asian="8pt" style:font-name-complex="Times New Roman" style:font-size-complex="8pt"/>
    </style:style>
    <style:style style:name="P58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2" style:font-size-asian="12pt" style:font-name-complex="Times New Roman"/>
    </style:style>
    <style:style style:name="P5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name-asian="Arial2" style:font-size-asian="8pt" style:font-name-complex="Times New Roman" style:font-size-complex="8pt"/>
    </style:style>
    <style:style style:name="P6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7bb996" style:font-name-asian="Arial2" style:font-size-asian="8pt" style:font-name-complex="Times New Roman" style:font-size-complex="8pt"/>
    </style:style>
    <style:style style:name="P6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4446f4" style:font-name-asian="Arial2" style:font-size-asian="8pt" style:font-name-complex="Times New Roman" style:font-size-complex="8pt"/>
    </style:style>
    <style:style style:name="P6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4446f4" style:font-name-asian="Arial2" style:font-size-asian="8pt" style:font-name-complex="Times New Roman" style:font-size-complex="8pt"/>
    </style:style>
    <style:style style:name="P6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4446f4" style:font-size-asian="8pt" style:font-size-complex="8pt"/>
    </style:style>
    <style:style style:name="P6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4446f4" style:font-name-asian="Arial2" style:font-size-asian="8pt" style:font-name-complex="Times New Roman" style:font-size-complex="8pt"/>
    </style:style>
    <style:style style:name="P65" style:family="paragraph" style:parent-style-name="Heading_20_9">
      <style:text-properties style:font-name="Times New Roman1" fo:font-size="12pt" style:font-size-asian="12pt" style:font-size-complex="12pt"/>
    </style:style>
    <style:style style:name="P66" style:family="paragraph" style:parent-style-name="Title">
      <style:text-properties style:font-name="Times New Roman" fo:font-size="10pt" fo:font-weight="normal" officeooo:paragraph-rsid="004c00f8" style:letter-kerning="false" style:font-size-asian="10pt" style:font-weight-asian="normal" style:font-size-complex="10pt" style:font-weight-complex="normal"/>
    </style:style>
    <style:style style:name="P67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/>
    </style:style>
    <style:style style:name="P68" style:family="paragraph" style:parent-style-name="Text_20_body">
      <style:paragraph-properties fo:line-height="100%"/>
      <style:text-properties fo:font-size="8pt" officeooo:paragraph-rsid="004c00f8" style:font-size-asian="8pt"/>
    </style:style>
    <style:style style:name="P69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70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71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72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73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 style:font-size-complex="8pt"/>
    </style:style>
    <style:style style:name="P74" style:family="paragraph" style:parent-style-name="Text_20_body">
      <style:paragraph-properties fo:line-height="100%"/>
      <style:text-properties fo:font-size="8pt" officeooo:paragraph-rsid="004c00f8" style:font-size-asian="8pt" style:font-size-complex="8pt"/>
    </style:style>
    <style:style style:name="P75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76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77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78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79" style:family="paragraph" style:parent-style-name="Text_20_body">
      <style:paragraph-properties fo:line-height="100%" fo:text-align="end" style:justify-single-word="false"/>
    </style:style>
    <style:style style:name="P80" style:family="paragraph" style:parent-style-name="Text_20_body">
      <style:paragraph-properties fo:line-height="100%" fo:text-align="center" style:justify-single-word="false"/>
      <style:text-properties officeooo:paragraph-rsid="004c00f8"/>
    </style:style>
    <style:style style:name="P81" style:family="paragraph" style:parent-style-name="Text_20_body">
      <style:paragraph-properties fo:line-height="100%"/>
      <style:text-properties officeooo:paragraph-rsid="004c00f8"/>
    </style:style>
    <style:style style:name="P82" style:family="paragraph" style:parent-style-name="Text_20_body">
      <style:text-properties fo:font-size="12pt" style:font-size-asian="12pt"/>
    </style:style>
    <style:style style:name="P83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84" style:family="paragraph" style:parent-style-name="Text_20_body">
      <style:paragraph-properties fo:line-height="130%"/>
      <style:text-properties fo:font-size="12pt" officeooo:paragraph-rsid="004c00f8" style:font-size-asian="12pt"/>
    </style:style>
    <style:style style:name="P85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86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4c00f8" style:font-size-asian="12pt"/>
    </style:style>
    <style:style style:name="P87" style:family="paragraph" style:parent-style-name="Text_20_body">
      <style:text-properties fo:font-size="12pt" officeooo:paragraph-rsid="004c00f8" style:font-size-asian="12pt"/>
    </style:style>
    <style:style style:name="P88" style:family="paragraph" style:parent-style-name="Text_20_body">
      <style:paragraph-properties fo:text-align="center" style:justify-single-word="false"/>
      <style:text-properties fo:font-size="12pt" fo:font-weight="bold" officeooo:paragraph-rsid="00474e14" style:font-size-asian="12pt" style:font-weight-asian="bold"/>
    </style:style>
    <style:style style:name="P89" style:family="paragraph" style:parent-style-name="Text_20_body">
      <style:paragraph-properties fo:line-height="100%" fo:text-align="center" style:justify-single-word="false"/>
      <style:text-properties fo:font-size="12pt" fo:font-weight="bold" officeooo:rsid="002b639e" officeooo:paragraph-rsid="004446f4" style:font-size-asian="12pt" style:font-weight-asian="bold"/>
    </style:style>
    <style:style style:name="P90" style:family="paragraph" style:parent-style-name="Text_20_body">
      <style:paragraph-properties fo:line-height="100%" fo:text-align="center" style:justify-single-word="false"/>
      <style:text-properties fo:font-size="11pt" officeooo:paragraph-rsid="004c00f8" style:font-size-asian="11pt"/>
    </style:style>
    <style:style style:name="P91" style:family="paragraph" style:parent-style-name="Text_20_body">
      <style:paragraph-properties fo:line-height="100%"/>
      <style:text-properties fo:font-size="11pt" officeooo:paragraph-rsid="004c00f8" style:font-size-asian="11pt"/>
    </style:style>
    <style:style style:name="P92" style:family="paragraph" style:parent-style-name="Text_20_body">
      <style:paragraph-properties fo:line-height="100%" fo:text-align="center" style:justify-single-word="false"/>
      <style:text-properties fo:font-size="9pt" officeooo:paragraph-rsid="004c00f8" style:font-size-asian="9pt"/>
    </style:style>
    <style:style style:name="P93" style:family="paragraph" style:parent-style-name="Text_20_body">
      <style:paragraph-properties fo:line-height="130%" fo:text-align="start" style:justify-single-word="false"/>
      <style:text-properties fo:font-size="9pt" officeooo:rsid="006faaac" style:font-size-asian="9pt" style:font-size-complex="9pt"/>
    </style:style>
    <style:style style:name="P94" style:family="paragraph" style:parent-style-name="Text_20_body">
      <style:paragraph-properties fo:line-height="100%" fo:text-align="center" style:justify-single-word="false"/>
      <style:text-properties officeooo:rsid="002ebc29" officeooo:paragraph-rsid="004c00f8"/>
    </style:style>
    <style:style style:name="P95" style:family="paragraph" style:parent-style-name="Text_20_body">
      <style:paragraph-properties fo:line-height="100%" fo:text-align="center" style:justify-single-word="false"/>
      <style:text-properties officeooo:rsid="002f1e4e" officeooo:paragraph-rsid="004c00f8"/>
    </style:style>
    <style:style style:name="P96" style:family="paragraph" style:parent-style-name="Text_20_body">
      <style:paragraph-properties fo:line-height="100%" fo:text-align="center" style:justify-single-word="false"/>
      <style:text-properties officeooo:rsid="0030a931" officeooo:paragraph-rsid="004c00f8"/>
    </style:style>
    <style:style style:name="P97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4446f4" style:font-size-asian="12pt" style:font-weight-asian="normal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style:font-name="Times New Roman1" fo:font-size="12pt" fo:font-weight="bold" officeooo:rsid="002b639e" officeooo:paragraph-rsid="004446f4" style:font-size-asian="12pt" style:font-weight-asian="bold" style:font-size-complex="12pt"/>
    </style:style>
    <style:style style:name="P99" style:family="paragraph" style:parent-style-name="Text_20_body">
      <style:paragraph-properties fo:line-height="100%" fo:text-align="start" style:justify-single-word="false"/>
      <style:text-properties officeooo:rsid="006c9ad5" officeooo:paragraph-rsid="006c9ad5"/>
    </style:style>
    <style:style style:name="P100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01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10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4c00f8"/>
    </style:style>
    <style:style style:name="P10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4c00f8" style:font-size-asian="9pt"/>
    </style:style>
    <style:style style:name="P10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4c00f8"/>
    </style:style>
    <style:style style:name="P10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4c00f8"/>
    </style:style>
    <style:style style:name="P10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07" style:family="paragraph" style:parent-style-name="Title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4446f4" style:font-size-asian="12pt" style:font-size-complex="12pt"/>
    </style:style>
    <style:style style:name="P108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09" style:family="paragraph" style:parent-style-name="Text_20_body">
      <style:paragraph-properties fo:margin-left="0in" fo:margin-right="0.0874in" fo:line-height="100%" fo:text-indent="0.1972in" style:auto-text-indent="false"/>
      <style:text-properties fo:font-size="12pt" officeooo:paragraph-rsid="004c00f8" style:font-size-asian="12pt"/>
    </style:style>
    <style:style style:name="P110" style:family="paragraph" style:parent-style-name="Text_20_body">
      <style:paragraph-properties fo:margin-left="0in" fo:margin-right="0.0874in" fo:text-indent="0.1972in" style:auto-text-indent="false"/>
      <style:text-properties fo:font-size="12pt" officeooo:paragraph-rsid="004c00f8" style:font-size-asian="12pt"/>
    </style:style>
    <style:style style:name="P111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 fo:font-size="9pt" style:font-size-asian="9pt" style:font-size-complex="9pt"/>
    </style:style>
    <style:style style:name="P112" style:family="paragraph" style:parent-style-name="Text_20_body">
      <style:paragraph-properties fo:margin-left="0in" fo:margin-right="0.0874in" fo:line-height="100%" fo:text-indent="0.1972in" style:auto-text-indent="false"/>
      <style:text-properties fo:font-size="9pt" style:font-size-asian="9pt" style:font-size-complex="9pt"/>
    </style:style>
    <style:style style:name="P113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  <style:text-properties fo:font-size="9pt" style:font-size-asian="9pt" style:font-size-complex="9pt"/>
    </style:style>
    <style:style style:name="P114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15" style:family="paragraph" style:parent-style-name="Text_20_body">
      <style:paragraph-properties fo:margin-left="0in" fo:margin-right="0.4811in" fo:line-height="100%" fo:text-indent="0in" style:auto-text-indent="false"/>
    </style:style>
    <style:style style:name="P116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  <style:text-properties officeooo:paragraph-rsid="004c00f8"/>
    </style:style>
    <style:style style:name="P117" style:family="paragraph" style:parent-style-name="Text_20_body">
      <style:paragraph-properties fo:margin-left="0in" fo:margin-right="0.3445in" fo:line-height="100%" fo:text-indent="0in" style:auto-text-indent="false"/>
      <style:text-properties fo:font-size="8pt" officeooo:paragraph-rsid="004c00f8" style:font-size-asian="8pt"/>
    </style:style>
    <style:style style:name="P118" style:family="paragraph" style:parent-style-name="Text_20_body">
      <style:paragraph-properties fo:margin-left="0.1972in" fo:margin-right="0.0874in" fo:line-height="100%" fo:text-indent="0.1972in" style:auto-text-indent="false"/>
      <style:text-properties officeooo:paragraph-rsid="004c00f8"/>
    </style:style>
    <style:style style:name="P119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officeooo:paragraph-rsid="004c00f8" style:font-size-asian="12pt"/>
    </style:style>
    <style:style style:name="P120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21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22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74e14" style:font-size-asian="12pt"/>
    </style:style>
    <style:style style:name="P123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c00f8" style:font-size-asian="12pt"/>
    </style:style>
    <style:style style:name="P124" style:family="paragraph" style:parent-style-name="Text_20_body">
      <style:paragraph-properties fo:margin-left="0in" fo:margin-right="0.0866in" fo:text-indent="0.1972in" style:auto-text-indent="false"/>
      <style:text-properties fo:font-size="12pt" officeooo:paragraph-rsid="00474e14" style:font-size-asian="12pt"/>
    </style:style>
    <style:style style:name="P125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officeooo:paragraph-rsid="00474e14" style:font-size-asian="8pt"/>
    </style:style>
    <style:style style:name="P126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27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officeooo:paragraph-rsid="004c00f8" style:font-size-asian="12pt"/>
    </style:style>
    <style:style style:name="P128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officeooo:paragraph-rsid="004c00f8" style:font-size-asian="12pt"/>
    </style:style>
    <style:style style:name="P129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officeooo:paragraph-rsid="004c00f8" style:font-size-asian="12pt"/>
    </style:style>
    <style:style style:name="P130" style:family="paragraph" style:parent-style-name="Text_20_body">
      <style:paragraph-properties fo:margin-left="0in" fo:margin-right="0.3425in" fo:text-indent="0in" style:auto-text-indent="false"/>
      <style:text-properties fo:font-size="12pt" officeooo:paragraph-rsid="004c00f8" style:font-size-asian="12pt"/>
    </style:style>
    <style:style style:name="P131" style:family="paragraph" style:parent-style-name="Heading_20_6">
      <style:text-properties fo:font-size="16pt" style:font-size-asian="16pt" style:font-size-complex="16pt"/>
    </style:style>
    <style:style style:name="P132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33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34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35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4c00f8" style:font-size-asian="12pt" style:font-weight-asian="normal" style:font-size-complex="12pt"/>
    </style:style>
    <style:style style:name="P136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style:font-name="Times New Roman1" fo:font-size="12pt" officeooo:rsid="002b639e" officeooo:paragraph-rsid="004c00f8" style:font-size-asian="12pt" style:font-size-complex="12pt"/>
    </style:style>
    <style:style style:name="P137" style:family="paragraph" style:parent-style-name="Text_20_body">
      <style:paragraph-properties fo:text-align="center" style:justify-single-word="false" fo:break-before="page"/>
      <style:text-properties fo:font-size="12pt" fo:font-weight="bold" officeooo:paragraph-rsid="00474e14" style:font-size-asian="12pt" style:font-weight-asian="bold"/>
    </style:style>
    <style:style style:name="P138" style:family="paragraph" style:parent-style-name="Text_20_body">
      <style:paragraph-properties fo:line-height="100%" fo:text-align="center" style:justify-single-word="false" fo:break-before="page"/>
      <style:text-properties fo:font-size="12pt" fo:font-weight="bold" officeooo:paragraph-rsid="004c00f8" style:font-size-asian="12pt" style:font-weight-asian="bold"/>
    </style:style>
    <style:style style:name="P139" style:family="paragraph" style:parent-style-name="Text_20_body">
      <style:paragraph-properties fo:line-height="100%" fo:text-align="center" style:justify-single-word="false" fo:break-before="page"/>
      <style:text-properties officeooo:paragraph-rsid="004446f4"/>
    </style:style>
    <style:style style:name="P140" style:family="paragraph" style:parent-style-name="Text_20_body">
      <style:paragraph-properties fo:line-height="100%" fo:text-align="center" style:justify-single-word="false" fo:break-before="page"/>
      <style:text-properties officeooo:paragraph-rsid="004c00f8"/>
    </style:style>
    <style:style style:name="P141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142" style:family="paragraph" style:parent-style-name="Title">
      <style:paragraph-properties fo:break-before="page"/>
      <style:text-properties style:font-name="Times New Roman1" fo:font-size="12pt" officeooo:paragraph-rsid="004c00f8" style:font-size-asian="12pt" style:font-size-complex="12pt"/>
    </style:style>
    <style:style style:name="P143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Times New Roman1" fo:font-size="11pt" officeooo:paragraph-rsid="004396cf" style:font-size-asian="11pt"/>
    </style:style>
    <style:style style:name="P144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officeooo:paragraph-rsid="004396cf" style:font-size-asian="11pt"/>
    </style:style>
    <style:style style:name="P145" style:family="paragraph" style:parent-style-name="Standard">
      <style:paragraph-properties fo:margin-left="0.5in" fo:margin-right="0in" fo:text-indent="0.5in" style:auto-text-indent="false"/>
      <style:text-properties officeooo:paragraph-rsid="004396cf"/>
    </style:style>
    <style:style style:name="P146" style:family="paragraph" style:parent-style-name="Standard">
      <style:paragraph-properties fo:margin-left="0in" fo:margin-right="0in" fo:text-indent="0.3937in" style:auto-text-indent="false"/>
      <style:text-properties style:font-name="Courier New" fo:font-size="11pt" officeooo:paragraph-rsid="004396cf" style:font-size-asian="11pt"/>
    </style:style>
    <style:style style:name="P147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2" style:font-size-asian="12pt" style:font-name-complex="Times New Roman"/>
    </style:style>
    <style:style style:name="P148" style:family="paragraph" style:parent-style-name="Text_20_body">
      <style:paragraph-properties fo:margin-left="0.3945in" fo:margin-right="0.0866in" fo:text-indent="0.1972in" style:auto-text-indent="false"/>
      <style:text-properties fo:font-size="12pt" officeooo:paragraph-rsid="00474e14" style:font-size-asian="12pt"/>
    </style:style>
    <style:style style:name="P149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officeooo:paragraph-rsid="00474e14" style:font-size-asian="12pt"/>
    </style:style>
    <style:style style:name="P150" style:family="paragraph" style:parent-style-name="Text_20_body">
      <style:paragraph-properties fo:margin-left="0.1972in" fo:margin-right="0.0866in" fo:text-indent="0.1972in" style:auto-text-indent="false"/>
      <style:text-properties fo:font-size="8pt" officeooo:paragraph-rsid="00474e14" style:font-size-asian="8pt"/>
    </style:style>
    <style:style style:name="P151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officeooo:paragraph-rsid="004c00f8"/>
    </style:style>
    <style:style style:name="P152" style:family="paragraph" style:parent-style-name="Heading_20_1">
      <style:paragraph-properties fo:text-align="center" style:justify-single-word="false"/>
      <style:text-properties style:font-name="Times New Roman1" fo:font-size="12pt" officeooo:paragraph-rsid="004446f4" style:font-size-asian="12pt" style:font-size-complex="12pt"/>
    </style:style>
    <style:style style:name="P153" style:family="paragraph" style:parent-style-name="Heading_20_8">
      <style:text-properties fo:font-size="9pt" fo:font-weight="normal" officeooo:paragraph-rsid="004396cf" style:font-size-asian="9pt" style:font-weight-asian="normal" style:font-size-complex="9pt" style:font-weight-complex="normal"/>
    </style:style>
    <style:style style:name="P154" style:family="paragraph" style:parent-style-name="Heading_20_8">
      <style:text-properties officeooo:paragraph-rsid="004396cf"/>
    </style:style>
    <style:style style:name="P155" style:family="paragraph" style:parent-style-name="Title">
      <style:paragraph-properties fo:margin-left="0.1972in" fo:margin-right="0in" fo:text-indent="0.1972in" style:auto-text-indent="false" fo:break-before="page"/>
      <style:text-properties officeooo:paragraph-rsid="00482929"/>
    </style:style>
    <style:style style:name="P156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officeooo:paragraph-rsid="0049b8e7" style:font-size-asian="12pt"/>
    </style:style>
    <style:style style:name="P157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1pt" officeooo:paragraph-rsid="0049b8e7" style:font-size-asian="11pt"/>
    </style:style>
    <style:style style:name="P158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fo:font-size="11pt" officeooo:paragraph-rsid="0049b8e7" style:font-size-asian="11pt"/>
    </style:style>
    <style:style style:name="P159" style:family="paragraph" style:parent-style-name="Standard">
      <style:paragraph-properties fo:margin-left="2.5in" fo:margin-right="0.2457in" fo:text-align="center" style:justify-single-word="false" fo:text-indent="0in" style:auto-text-indent="false"/>
      <style:text-properties style:text-position="super 58%" style:font-name="Courier New" fo:font-size="11pt" officeooo:paragraph-rsid="0049b8e7" style:font-size-asian="11pt"/>
    </style:style>
    <style:style style:name="P160" style:family="paragraph" style:parent-style-name="Text_20_body">
      <style:paragraph-properties fo:line-height="130%" fo:padding="0.0291in" fo:border-left="none" fo:border-right="none" fo:border-top="none" fo:border-bottom="0.99pt solid #000000" style:join-border="false"/>
      <style:text-properties fo:font-size="9pt" style:font-size-asian="9pt" style:font-size-complex="9pt"/>
    </style:style>
    <style:style style:name="P161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9pt" style:font-size-asian="9pt" style:font-size-complex="9pt"/>
    </style:style>
    <style:style style:name="P162" style:family="paragraph" style:parent-style-name="Standard" style:master-page-name="Standard">
      <style:paragraph-properties fo:text-align="end" style:justify-single-word="false" style:page-number="auto"/>
      <style:text-properties style:font-name="Courier New" fo:font-size="8pt" style:font-size-asian="8pt"/>
    </style:style>
    <style:style style:name="P163" style:family="paragraph" style:parent-style-name="Standard" style:master-page-name="Converted6">
      <style:paragraph-properties fo:text-align="justify" style:justify-single-word="false" style:page-number="auto"/>
    </style:style>
    <style:style style:name="P164" style:family="paragraph" style:parent-style-name="Standard">
      <style:paragraph-properties fo:margin-left="0in" fo:margin-right="0.0866in" fo:line-height="150%" fo:text-align="start" style:justify-single-word="false" fo:text-indent="0in" style:auto-text-indent="false"/>
      <style:text-properties fo:font-size="12pt" fo:font-style="italic" style:text-underline-style="solid" style:text-underline-width="auto" style:text-underline-color="font-color" officeooo:paragraph-rsid="007c455a" style:font-size-asian="12pt" style:font-style-asian="italic"/>
    </style:style>
    <style:style style:name="P16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7c455a" officeooo:paragraph-rsid="007c455a" style:font-name-asian="Arial2" style:font-size-asian="8pt" style:font-name-complex="Times New Roman" style:font-size-complex="8pt"/>
    </style:style>
    <style:style style:name="P16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f65eb" officeooo:paragraph-rsid="007f65eb" style:font-name-asian="Arial2" style:font-size-asian="9pt" style:font-name-complex="Times New Roman"/>
    </style:style>
    <style:style style:name="P16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ff362" officeooo:paragraph-rsid="007ff362" style:font-name-asian="Arial2" style:font-size-asian="9pt" style:font-name-complex="Times New Roman"/>
    </style:style>
    <style:style style:name="P16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81cc89" officeooo:paragraph-rsid="0081cc89" style:font-name-asian="Arial2" style:font-size-asian="9pt" style:font-name-complex="Times New Roman"/>
    </style:style>
    <style:style style:name="P16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275cb" officeooo:paragraph-rsid="0083bdb3" style:font-name-asian="Arial2" style:font-size-asian="7pt" style:font-name-complex="Times New Roman" style:font-size-complex="7pt"/>
    </style:style>
    <style:style style:name="P17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65eb" officeooo:paragraph-rsid="007f65eb" style:font-name-asian="Arial2" style:font-size-asian="8pt" style:font-name-complex="Times New Roman" style:font-size-complex="8pt"/>
    </style:style>
    <style:style style:name="P17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f362" officeooo:paragraph-rsid="007ff362" style:font-name-asian="Arial2" style:font-size-asian="8pt" style:font-name-complex="Times New Roman" style:font-size-complex="8pt"/>
    </style:style>
    <style:style style:name="P17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f362" officeooo:paragraph-rsid="007ff362" style:font-size-asian="8pt" style:font-size-complex="8pt"/>
    </style:style>
    <style:style style:name="P17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81cc89" officeooo:paragraph-rsid="0081cc89" style:font-name-asian="Arial2" style:font-size-asian="8pt" style:font-name-complex="Times New Roman" style:font-size-complex="8pt"/>
    </style:style>
    <style:style style:name="P17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style:font-name="Times New Roman1" fo:font-size="7pt" officeooo:paragraph-rsid="004c00f8" style:font-size-asian="7pt" style:font-size-complex="7pt"/>
    </style:style>
    <style:style style:name="P17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rsid="0086654c" officeooo:paragraph-rsid="0086654c"/>
    </style:style>
    <style:style style:name="P176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1" fo:font-size="7pt" fo:language="ru" fo:country="RU" officeooo:rsid="00117abc" officeooo:paragraph-rsid="004c00f8" style:font-name-asian="Arial2" style:font-size-asian="7pt" style:font-name-complex="Times New Roman" style:font-size-complex="7pt"/>
    </style:style>
    <style:style style:name="P177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1" fo:font-size="7pt" fo:language="ru" fo:country="RU" officeooo:rsid="001275cb" officeooo:paragraph-rsid="004c00f8" style:font-name-asian="Arial2" style:font-size-asian="7pt" style:font-name-complex="Times New Roman" style:font-size-complex="7pt"/>
    </style:style>
    <style:style style:name="P178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1" fo:font-size="7pt" officeooo:paragraph-rsid="004c00f8" style:font-size-asian="7pt" style:font-size-complex="7pt"/>
    </style:style>
    <style:style style:name="P179" style:family="paragraph" style:parent-style-name="Standard">
      <style:paragraph-properties fo:line-height="100%" fo:text-align="start" style:justify-single-word="false" style:snap-to-layout-grid="false"/>
      <style:text-properties style:font-name="Times New Roman1" fo:font-size="7pt" officeooo:paragraph-rsid="007c70b3" style:font-size-asian="7pt" style:font-size-complex="7pt"/>
    </style:style>
    <style:style style:name="P180" style:family="paragraph" style:parent-style-name="Standard">
      <style:paragraph-properties fo:line-height="100%" fo:text-align="start" style:justify-single-word="false" style:snap-to-layout-grid="false"/>
      <style:text-properties style:font-name="Times New Roman1" fo:font-size="7pt" officeooo:paragraph-rsid="004c00f8" style:font-size-asian="7pt" style:font-size-complex="7pt"/>
    </style:style>
    <style:style style:name="P181" style:family="paragraph" style:parent-style-name="Standard">
      <style:paragraph-properties fo:text-align="justify" style:justify-single-word="false"/>
      <style:text-properties fo:font-weight="bold" officeooo:rsid="00878287" officeooo:paragraph-rsid="00878287" style:font-weight-asian="bold" style:font-weight-complex="bold"/>
    </style:style>
    <style:style style:name="P182" style:family="paragraph" style:parent-style-name="Standard">
      <style:paragraph-properties fo:text-align="justify" style:justify-single-word="false"/>
      <style:text-properties fo:font-size="8pt" officeooo:rsid="00878287" officeooo:paragraph-rsid="00878287" style:font-size-asian="8pt" style:font-size-complex="8pt"/>
    </style:style>
    <style:style style:name="P183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184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185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4c00f8" style:font-size-asian="8pt" style:font-size-complex="8pt"/>
    </style:style>
    <style:style style:name="P186" style:family="paragraph" style:parent-style-name="Text_20_body">
      <style:paragraph-properties fo:line-height="100%"/>
      <style:text-properties fo:font-size="8pt" officeooo:rsid="007c9684" officeooo:paragraph-rsid="007c9684" style:font-size-asian="8pt" style:font-size-complex="8pt"/>
    </style:style>
    <style:style style:name="P187" style:family="paragraph" style:parent-style-name="Text_20_body">
      <style:paragraph-properties fo:line-height="100%" fo:text-align="center" style:justify-single-word="false"/>
      <style:text-properties fo:font-size="8pt" officeooo:rsid="007c9684" officeooo:paragraph-rsid="007c9684" style:font-size-asian="8pt" style:font-size-complex="8pt"/>
    </style:style>
    <style:style style:name="P188" style:family="paragraph" style:parent-style-name="Text_20_body">
      <style:paragraph-properties fo:line-height="100%" fo:text-align="start" style:justify-single-word="false"/>
      <style:text-properties fo:font-size="8pt" officeooo:rsid="007c9684" officeooo:paragraph-rsid="007c9684" style:font-size-asian="8pt" style:font-size-complex="8pt"/>
    </style:style>
    <style:style style:name="P189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190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191" style:family="paragraph" style:parent-style-name="Text_20_body">
      <style:paragraph-properties fo:line-height="100%" fo:text-align="end" style:justify-single-word="false"/>
      <style:text-properties officeooo:rsid="007d5728" officeooo:paragraph-rsid="007d5728"/>
    </style:style>
    <style:style style:name="P192" style:family="paragraph" style:parent-style-name="Text_20_body">
      <style:paragraph-properties fo:line-height="100%" fo:text-align="start" style:justify-single-word="false"/>
      <style:text-properties style:font-name="Times New Roman1" fo:font-size="7pt" officeooo:rsid="007c70b3" officeooo:paragraph-rsid="007c70b3" style:font-size-asian="7pt" style:font-size-complex="7pt"/>
    </style:style>
    <style:style style:name="P193" style:family="paragraph" style:parent-style-name="Text_20_body">
      <style:paragraph-properties fo:line-height="100%"/>
      <style:text-properties style:font-name="Times New Roman1" fo:font-size="7pt" officeooo:rsid="007c70b3" officeooo:paragraph-rsid="007c70b3" style:font-size-asian="7pt" style:font-size-complex="7pt"/>
    </style:style>
    <style:style style:name="P194" style:family="paragraph" style:parent-style-name="Text_20_body">
      <style:paragraph-properties fo:line-height="100%" fo:text-align="start" style:justify-single-word="false"/>
      <style:text-properties style:font-name="Times New Roman1" fo:font-size="7pt" officeooo:rsid="0014e4a8" officeooo:paragraph-rsid="004c00f8" style:font-size-asian="7pt" style:font-size-complex="7pt"/>
    </style:style>
    <style:style style:name="P195" style:family="paragraph" style:parent-style-name="Text_20_body">
      <style:paragraph-properties fo:line-height="100%" fo:text-align="start" style:justify-single-word="false"/>
      <style:text-properties style:font-name="Times New Roman1" fo:font-size="7pt" officeooo:rsid="001645bc" officeooo:paragraph-rsid="004c00f8" style:font-size-asian="7pt" style:font-size-complex="7pt"/>
    </style:style>
    <style:style style:name="P196" style:family="paragraph" style:parent-style-name="Text_20_body">
      <style:paragraph-properties fo:line-height="100%"/>
      <style:text-properties style:font-name="Times New Roman1" fo:font-size="7pt" officeooo:rsid="001c8352" officeooo:paragraph-rsid="004c00f8" style:font-size-asian="7pt" style:font-size-complex="7pt"/>
    </style:style>
    <style:style style:name="P197" style:family="paragraph" style:parent-style-name="Text_20_body">
      <style:paragraph-properties fo:line-height="100%"/>
      <style:text-properties style:font-name="Times New Roman1" fo:font-size="7pt" officeooo:rsid="001c8352" officeooo:paragraph-rsid="007c70b3" style:font-size-asian="7pt" style:font-size-complex="7pt"/>
    </style:style>
    <style:style style:name="P198" style:family="paragraph" style:parent-style-name="Text_20_body">
      <style:paragraph-properties fo:line-height="100%" fo:text-align="center" style:justify-single-word="false"/>
      <style:text-properties officeooo:rsid="0086654c" officeooo:paragraph-rsid="0086654c"/>
    </style:style>
    <style:style style:name="P199" style:family="paragraph" style:parent-style-name="Text_20_body">
      <style:paragraph-properties fo:line-height="100%" fo:text-align="center" style:justify-single-word="false"/>
      <style:text-properties officeooo:rsid="00878287" officeooo:paragraph-rsid="00878287"/>
    </style:style>
    <style:style style:name="P200" style:family="paragraph" style:parent-style-name="Text_20_body">
      <style:paragraph-properties fo:line-height="100%"/>
      <style:text-properties style:font-name="Times New Roman1" fo:font-size="9pt" fo:font-weight="normal" officeooo:rsid="002a512f" officeooo:paragraph-rsid="0068e615" style:font-size-asian="9pt" style:font-weight-asian="normal" style:font-size-complex="9pt" style:font-weight-complex="normal"/>
    </style:style>
    <style:style style:name="P201" style:family="paragraph" style:parent-style-name="Text_20_body">
      <style:paragraph-properties fo:line-height="100%"/>
      <style:text-properties style:font-name="Times New Roman1" fo:font-size="9pt" fo:font-weight="normal" officeooo:rsid="002a512f" officeooo:paragraph-rsid="004446f4" style:font-size-asian="9pt" style:font-weight-asian="normal" style:font-size-complex="9pt" style:font-weight-complex="normal"/>
    </style:style>
    <style:style style:name="P202" style:family="paragraph" style:parent-style-name="Text_20_body">
      <style:paragraph-properties fo:line-height="100%"/>
      <style:text-properties style:font-name="Times New Roman1" fo:font-size="9pt" fo:font-weight="normal" officeooo:rsid="002b2889" officeooo:paragraph-rsid="004446f4" style:font-size-asian="9pt" style:font-weight-asian="normal" style:font-size-complex="9pt" style:font-weight-complex="normal"/>
    </style:style>
    <style:style style:name="P203" style:family="paragraph" style:parent-style-name="Text_20_body">
      <style:paragraph-properties fo:line-height="100%"/>
      <style:text-properties style:font-name="Times New Roman1" fo:font-size="9pt" fo:font-weight="normal" officeooo:paragraph-rsid="004446f4" style:font-size-asian="9pt" style:font-weight-asian="normal" style:font-size-complex="9pt" style:font-weight-complex="normal"/>
    </style:style>
    <style:style style:name="P204" style:family="paragraph" style:parent-style-name="Text_20_body">
      <style:paragraph-properties fo:line-height="100%"/>
      <style:text-properties style:font-name="Times New Roman1" fo:font-size="9pt" fo:font-weight="normal" officeooo:paragraph-rsid="008d3a0c" style:font-size-asian="9pt" style:font-weight-asian="normal" style:font-size-complex="9pt" style:font-weight-complex="normal"/>
    </style:style>
    <style:style style:name="P205" style:family="paragraph" style:parent-style-name="Text_20_body">
      <style:paragraph-properties fo:line-height="100%"/>
      <style:text-properties style:font-name="Times New Roman1" fo:font-size="9pt" fo:font-weight="normal" officeooo:rsid="008d3a0c" officeooo:paragraph-rsid="008d3a0c" style:font-size-asian="9pt" style:font-weight-asian="normal" style:font-size-complex="9pt" style:font-weight-complex="normal"/>
    </style:style>
    <style:style style:name="P206" style:family="paragraph" style:parent-style-name="Text_20_body">
      <style:paragraph-properties fo:line-height="100%"/>
      <style:text-properties style:font-name="Times New Roman1" fo:font-size="10pt" fo:font-weight="normal" officeooo:rsid="00324b22" officeooo:paragraph-rsid="004446f4" style:font-size-asian="10pt" style:font-weight-asian="normal" style:font-size-complex="10pt" style:font-weight-complex="normal"/>
    </style:style>
    <style:style style:name="P207" style:family="paragraph" style:parent-style-name="Text_20_body">
      <style:paragraph-properties fo:line-height="100%"/>
      <style:text-properties style:font-name="Times New Roman1" fo:font-size="10pt" fo:font-weight="normal" officeooo:rsid="008ef549" officeooo:paragraph-rsid="008ef549" style:font-size-asian="10pt" style:font-weight-asian="normal" style:font-size-complex="10pt" style:font-weight-complex="normal"/>
    </style:style>
    <style:style style:name="P208" style:family="paragraph" style:parent-style-name="Text_20_body">
      <style:paragraph-properties fo:line-height="100%" fo:text-align="center" style:justify-single-word="false"/>
      <style:text-properties fo:font-size="12pt" officeooo:rsid="00907674" officeooo:paragraph-rsid="00907674" style:font-size-asian="12pt"/>
    </style:style>
    <style:style style:name="P209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officeooo:paragraph-rsid="004c00f8" style:font-size-asian="12pt"/>
    </style:style>
    <style:style style:name="P210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fo:font-weight="normal" officeooo:paragraph-rsid="004c00f8" style:font-size-asian="12pt" style:font-weight-asian="normal" style:font-weight-complex="normal"/>
    </style:style>
    <style:style style:name="P211" style:family="paragraph" style:parent-style-name="Text_20_body" style:list-style-name="WWNum2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212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213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214" style:family="paragraph" style:parent-style-name="Text_20_body">
      <style:paragraph-properties fo:margin-left="0in" fo:margin-right="0.0228in" fo:line-height="100%" fo:text-indent="0in" style:auto-text-indent="false"/>
      <style:text-properties style:font-name="Times New Roman1" fo:font-size="7pt" fo:language="en" fo:country="US" officeooo:rsid="00199452" officeooo:paragraph-rsid="004c00f8" style:font-size-asian="7pt" style:font-size-complex="7pt"/>
    </style:style>
    <style:style style:name="P21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86654c" officeooo:paragraph-rsid="0086654c"/>
    </style:style>
    <style:style style:name="P216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878287" officeooo:paragraph-rsid="00878287"/>
    </style:style>
    <style:style style:name="P217" style:family="paragraph" style:parent-style-name="footnote_20_text" style:master-page-name="Converted2">
      <style:paragraph-properties fo:text-align="justify" style:justify-single-word="false" style:page-number="auto"/>
    </style:style>
    <style:style style:name="P218" style:family="paragraph" style:parent-style-name="footnote_20_text" style:master-page-name="Converted4">
      <style:paragraph-properties fo:text-align="justify" style:justify-single-word="false" style:page-number="auto"/>
    </style:style>
    <style:style style:name="P219" style:family="paragraph" style:parent-style-name="footnote_20_text" style:master-page-name="Converted8">
      <style:paragraph-properties style:page-number="auto"/>
    </style:style>
    <style:style style:name="P220" style:family="paragraph" style:parent-style-name="footnote_20_text" style:master-page-name="Converted10">
      <style:paragraph-properties style:page-number="auto"/>
    </style:style>
    <style:style style:name="P221" style:family="paragraph" style:parent-style-name="footnote_20_text" style:master-page-name="Converted12">
      <style:paragraph-properties fo:text-align="justify" style:justify-single-word="false" style:page-number="auto"/>
    </style:style>
    <style:style style:name="P222" style:family="paragraph" style:parent-style-name="footnote_20_text" style:master-page-name="Converted14">
      <style:paragraph-properties fo:text-align="justify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53aa" style:font-size-asian="12pt"/>
    </style:style>
    <style:style style:name="T3" style:family="text">
      <style:text-properties fo:font-size="12pt" officeooo:rsid="003c32f9" style:font-size-asian="12pt"/>
    </style:style>
    <style:style style:name="T4" style:family="text">
      <style:text-properties fo:font-size="12pt" officeooo:rsid="00775594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12bb2d" style:font-size-asian="12pt" style:font-weight-asian="bold"/>
    </style:style>
    <style:style style:name="T7" style:family="text">
      <style:text-properties fo:font-size="12pt" fo:font-weight="bold" officeooo:rsid="001e5bfe" style:font-size-asian="12pt" style:font-weight-asian="bold"/>
    </style:style>
    <style:style style:name="T8" style:family="text">
      <style:text-properties fo:font-size="12pt" fo:font-weight="bold" officeooo:rsid="002b639e" style:font-size-asian="12pt" style:font-weight-asian="bold"/>
    </style:style>
    <style:style style:name="T9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0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/>
    </style:style>
    <style:style style:name="T11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 style:font-style-complex="italic"/>
    </style:style>
    <style:style style:name="T14" style:family="text">
      <style:text-properties fo:font-size="12pt" fo:font-style="italic" style:text-underline-style="solid" style:text-underline-width="auto" style:text-underline-color="font-color" officeooo:rsid="00775594" style:font-size-asian="12pt" style:font-style-asian="italic"/>
    </style:style>
    <style:style style:name="T15" style:family="text">
      <style:text-properties fo:font-size="12pt" fo:font-style="italic" style:font-size-asian="12pt" style:font-style-asian="italic"/>
    </style:style>
    <style:style style:name="T16" style:family="text">
      <style:text-properties fo:font-size="12pt" fo:font-style="italic" officeooo:rsid="003c32f9" style:font-size-asian="12pt" style:font-style-asian="italic" style:font-style-complex="italic"/>
    </style:style>
    <style:style style:name="T17" style:family="text">
      <style:text-properties fo:font-size="12pt" fo:font-style="italic" officeooo:rsid="0009ade3" style:font-size-asian="12pt" style:font-style-asian="italic" style:font-style-complex="italic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style:font-weight-asian="normal" style:font-weight-complex="bold"/>
    </style:style>
    <style:style style:name="T20" style:family="text">
      <style:text-properties fo:font-weight="normal" officeooo:rsid="001e5bfe" style:font-weight-asian="normal"/>
    </style:style>
    <style:style style:name="T21" style:family="text">
      <style:text-properties fo:font-weight="normal" officeooo:rsid="002e0fe6" style:font-weight-asian="normal" style:font-weight-complex="normal"/>
    </style:style>
    <style:style style:name="T22" style:family="text">
      <style:text-properties style:font-weight-complex="bold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fo:font-size="8pt" style:font-size-asian="8pt"/>
    </style:style>
    <style:style style:name="T25" style:family="text">
      <style:text-properties fo:font-size="8pt" officeooo:rsid="000b3b24" style:font-size-asian="8pt"/>
    </style:style>
    <style:style style:name="T26" style:family="text">
      <style:text-properties style:font-name="Symbol"/>
    </style:style>
    <style:style style:name="T27" style:family="text">
      <style:text-properties style:font-name="Symbol" style:font-name-asian="Symbol1" style:font-name-complex="Symbol1"/>
    </style:style>
    <style:style style:name="T28" style:family="text">
      <style:text-properties style:font-name="Symbol" fo:font-size="8pt" style:font-size-asian="8pt"/>
    </style:style>
    <style:style style:name="T29" style:family="text">
      <style:text-properties style:font-name="Symbol" fo:font-size="8pt" style:font-name-asian="Symbol1" style:font-size-asian="8pt" style:font-name-complex="Symbol1" style:font-size-complex="8pt"/>
    </style:style>
    <style:style style:name="T30" style:family="text">
      <style:text-properties style:font-name="Symbol" fo:font-size="12pt" fo:font-weight="bold" style:font-size-asian="12pt" style:font-weight-asian="bold"/>
    </style:style>
    <style:style style:name="T31" style:family="text">
      <style:text-properties fo:font-size="9pt" style:font-size-asian="9pt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officeooo:rsid="008d3a0c" style:font-size-asian="9pt" style:font-size-complex="9pt"/>
    </style:style>
    <style:style style:name="T34" style:family="text">
      <style:text-properties fo:font-size="9pt" fo:language="en" fo:country="US" style:font-size-asian="9pt"/>
    </style:style>
    <style:style style:name="T35" style:family="text">
      <style:text-properties officeooo:rsid="0009ade3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9ade3" style:font-weight-asian="bold" style:font-weight-complex="bold"/>
    </style:style>
    <style:style style:name="T38" style:family="text">
      <style:text-properties fo:font-weight="bold" officeooo:rsid="002e0fe6" style:font-weight-asian="bold" style:font-weight-complex="bold"/>
    </style:style>
    <style:style style:name="T39" style:family="text">
      <style:text-properties fo:font-weight="bold" officeooo:rsid="002f1e4e" style:font-weight-asian="bold" style:font-weight-complex="bold"/>
    </style:style>
    <style:style style:name="T40" style:family="text">
      <style:text-properties fo:font-weight="bold" officeooo:rsid="002b2889" style:font-weight-asian="bold" style:font-weight-complex="bold"/>
    </style:style>
    <style:style style:name="T41" style:family="text">
      <style:text-properties fo:font-weight="bold" officeooo:rsid="002941bc" style:font-weight-asian="bold" style:font-weight-complex="bold"/>
    </style:style>
    <style:style style:name="T42" style:family="text">
      <style:text-properties fo:font-weight="bold" officeooo:rsid="007c9684" style:font-weight-asian="bold" style:font-weight-complex="bold"/>
    </style:style>
    <style:style style:name="T43" style:family="text">
      <style:text-properties fo:font-weight="bold" officeooo:rsid="0081cc89" style:font-weight-asian="bold" style:font-weight-complex="bold"/>
    </style:style>
    <style:style style:name="T44" style:family="text">
      <style:text-properties fo:font-weight="bold" officeooo:rsid="0084a30f" style:font-weight-asian="bold" style:font-weight-complex="bold"/>
    </style:style>
    <style:style style:name="T45" style:family="text">
      <style:text-properties fo:font-weight="bold" officeooo:rsid="00893d6c" style:font-weight-asian="bold" style:font-weight-complex="bold"/>
    </style:style>
    <style:style style:name="T46" style:family="text">
      <style:text-properties fo:font-weight="bold" officeooo:rsid="008a4710" style:font-weight-asian="bold" style:font-weight-complex="bold"/>
    </style:style>
    <style:style style:name="T47" style:family="text">
      <style:text-properties fo:font-weight="bold" officeooo:rsid="008b4da6" style:font-weight-asian="bold" style:font-weight-complex="bold"/>
    </style:style>
    <style:style style:name="T48" style:family="text">
      <style:text-properties fo:font-weight="bold" officeooo:rsid="008d3a0c" style:font-weight-asian="bold" style:font-weight-complex="bold"/>
    </style:style>
    <style:style style:name="T49" style:family="text">
      <style:text-properties fo:font-weight="bold" officeooo:rsid="008ef549" style:font-weight-asian="bold" style:font-weight-complex="bold"/>
    </style:style>
    <style:style style:name="T50" style:family="text">
      <style:text-properties officeooo:rsid="001a1dcf"/>
    </style:style>
    <style:style style:name="T51" style:family="text">
      <style:text-properties officeooo:rsid="00279cb6"/>
    </style:style>
    <style:style style:name="T52" style:family="text">
      <style:text-properties style:use-window-font-color="true" style:font-name="Times New Roman1" fo:font-size="7pt" style:font-size-asian="7pt" style:font-size-complex="7pt"/>
    </style:style>
    <style:style style:name="T53" style:family="text">
      <style:text-properties style:use-window-font-color="true" style:font-name="Times New Roman1" fo:font-size="7pt" officeooo:rsid="00117abc" style:font-size-asian="7pt" style:font-size-complex="7pt"/>
    </style:style>
    <style:style style:name="T54" style:family="text">
      <style:text-properties style:use-window-font-color="true" style:font-name="Times New Roman1" fo:font-size="7pt" officeooo:rsid="005b3002" style:font-size-asian="7pt" style:font-size-complex="7pt"/>
    </style:style>
    <style:style style:name="T55" style:family="text">
      <style:text-properties style:use-window-font-color="true" style:font-name="Times New Roman1" fo:font-size="7pt" officeooo:rsid="006dd7aa" style:font-size-asian="7pt" style:font-size-complex="7pt"/>
    </style:style>
    <style:style style:name="T56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57" style:family="text">
      <style:text-properties officeooo:rsid="00135ec1"/>
    </style:style>
    <style:style style:name="T58" style:family="text">
      <style:text-properties fo:color="#000000" officeooo:rsid="001bfa4e" style:font-name-asian="Arial2" style:font-name-complex="Times New Roman"/>
    </style:style>
    <style:style style:name="T59" style:family="text">
      <style:text-properties fo:color="#000000" officeooo:rsid="007a9631" style:font-name-asian="Arial2" style:font-name-complex="Times New Roman"/>
    </style:style>
    <style:style style:name="T60" style:family="text">
      <style:text-properties fo:color="#000000" fo:language="ru" fo:country="RU" officeooo:rsid="001a1dcf" style:font-name-asian="Arial2" style:font-name-complex="Times New Roman"/>
    </style:style>
    <style:style style:name="T61" style:family="text">
      <style:text-properties fo:color="#000000" fo:language="ru" fo:country="RU" officeooo:rsid="005a4355" style:font-name-asian="Arial2" style:font-name-complex="Times New Roman"/>
    </style:style>
    <style:style style:name="T62" style:family="text">
      <style:text-properties fo:font-variant="normal" fo:text-transform="none" fo:font-style="normal"/>
    </style:style>
    <style:style style:name="T63" style:family="text">
      <style:text-properties fo:font-variant="normal" fo:text-transform="none" fo:font-style="normal" officeooo:rsid="001bfa4e"/>
    </style:style>
    <style:style style:name="T64" style:family="text">
      <style:text-properties fo:font-variant="normal" fo:text-transform="none" fo:font-style="normal" officeooo:rsid="007a9631"/>
    </style:style>
    <style:style style:name="T65" style:family="text">
      <style:text-properties fo:font-variant="normal" fo:text-transform="none" fo:font-style="normal" officeooo:rsid="007f65eb"/>
    </style:style>
    <style:style style:name="T66" style:family="text">
      <style:text-properties fo:font-variant="normal" fo:text-transform="none" fo:color="#000000" fo:font-style="normal" officeooo:rsid="007a9631" style:font-name-asian="Arial2" style:font-name-complex="Times New Roman"/>
    </style:style>
    <style:style style:name="T67" style:family="text">
      <style:text-properties fo:font-variant="normal" fo:text-transform="none" fo:color="#000000" fo:font-style="normal" officeooo:rsid="007bb996" style:font-name-asian="Arial2" style:font-name-complex="Times New Roman"/>
    </style:style>
    <style:style style:name="T68" style:family="text">
      <style:text-properties fo:font-variant="normal" fo:text-transform="none" fo:color="#000000" style:font-name="Times New Roman1" fo:font-size="8pt" fo:letter-spacing="normal" fo:font-style="normal" fo:font-weight="normal" style:font-name-asian="Arial2" style:font-size-asian="8pt" style:font-name-complex="Times New Roman" style:font-size-complex="8pt"/>
    </style:style>
    <style:style style:name="T69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70" style:family="text">
      <style:text-properties fo:font-variant="normal" fo:text-transform="none" fo:color="#000000" style:font-name="Arial" fo:font-size="9pt" fo:letter-spacing="normal" fo:font-style="normal" fo:font-weight="normal" officeooo:rsid="0074eea8"/>
    </style:style>
    <style:style style:name="T71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43cf7" style:text-blinking="false" style:font-name-asian="Arial2" style:font-name-complex="Times New Roman"/>
    </style:style>
    <style:style style:name="T72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83741d" style:text-blinking="false" style:font-name-asian="Arial2" style:font-name-complex="Times New Roman"/>
    </style:style>
    <style:style style:name="T73" style:family="text">
      <style:text-properties fo:font-variant="normal" fo:text-transform="none" fo:color="#000000" fo:letter-spacing="normal" fo:font-style="normal" fo:font-weight="normal"/>
    </style:style>
    <style:style style:name="T74" style:family="text">
      <style:text-properties fo:font-variant="normal" fo:text-transform="none" fo:color="#000000" fo:letter-spacing="normal" fo:font-style="normal" fo:font-weight="normal" officeooo:rsid="0083741d"/>
    </style:style>
    <style:style style:name="T75" style:family="text">
      <style:text-properties fo:font-variant="normal" fo:text-transform="none" fo:color="#000000" fo:letter-spacing="normal" fo:font-style="normal" fo:font-weight="normal" officeooo:rsid="0083bdb3"/>
    </style:style>
    <style:style style:name="T76" style:family="text">
      <style:text-properties fo:font-variant="normal" fo:text-transform="none" fo:letter-spacing="normal" fo:font-style="normal" fo:font-weight="normal"/>
    </style:style>
    <style:style style:name="T77" style:family="text">
      <style:text-properties fo:font-variant="normal" fo:text-transform="none" fo:letter-spacing="normal" fo:font-style="normal" fo:font-weight="normal" style:font-name-asian="Arial2" style:font-name-complex="Times New Roman"/>
    </style:style>
    <style:style style:name="T78" style:family="text">
      <style:text-properties fo:font-variant="normal" fo:text-transform="none" fo:letter-spacing="normal" fo:font-style="normal" fo:font-weight="normal" officeooo:rsid="00202246" style:font-name-asian="Arial2" style:font-name-complex="Times New Roman"/>
    </style:style>
    <style:style style:name="T79" style:family="text">
      <style:text-properties fo:font-variant="normal" fo:text-transform="none" fo:letter-spacing="normal" fo:font-style="normal" fo:font-weight="normal" officeooo:rsid="002321e1" style:font-name-asian="Arial2" style:font-name-complex="Times New Roman"/>
    </style:style>
    <style:style style:name="T80" style:family="text">
      <style:text-properties fo:font-variant="normal" fo:text-transform="none" fo:letter-spacing="normal" fo:font-style="normal" fo:font-weight="normal" officeooo:rsid="00202246"/>
    </style:style>
    <style:style style:name="T81" style:family="text">
      <style:text-properties officeooo:rsid="002544ac"/>
    </style:style>
    <style:style style:name="T82" style:family="text">
      <style:text-properties officeooo:rsid="0026c6c4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line-through-style="solid" style:text-line-through-type="single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26c6c4" style:font-style-asian="italic" style:font-style-complex="italic"/>
    </style:style>
    <style:style style:name="T87" style:family="text">
      <style:text-properties fo:font-style="italic" officeooo:rsid="002e0fe6" style:font-style-asian="italic" style:font-style-complex="italic"/>
    </style:style>
    <style:style style:name="T88" style:family="text">
      <style:text-properties fo:font-style="italic" officeooo:rsid="006ff983" style:font-style-asian="italic" style:font-style-complex="italic"/>
    </style:style>
    <style:style style:name="T89" style:family="text">
      <style:text-properties fo:font-style="italic" officeooo:rsid="007c9684" style:font-style-asian="italic" style:font-style-complex="italic"/>
    </style:style>
    <style:style style:name="T90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6ff983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7c9684" style:font-style-asian="italic" style:font-weight-asian="normal" style:font-style-complex="italic" style:font-weight-complex="normal"/>
    </style:style>
    <style:style style:name="T93" style:family="text">
      <style:text-properties officeooo:rsid="0029bdef"/>
    </style:style>
    <style:style style:name="T94" style:family="text">
      <style:text-properties officeooo:rsid="002b639e"/>
    </style:style>
    <style:style style:name="T95" style:family="text">
      <style:text-properties officeooo:rsid="002e0fe6"/>
    </style:style>
    <style:style style:name="T96" style:family="text">
      <style:text-properties officeooo:rsid="0032ad25"/>
    </style:style>
    <style:style style:name="T97" style:family="text">
      <style:text-properties style:font-name="Times New Roman1" fo:font-size="12pt" style:font-size-asian="12pt" style:font-size-complex="12pt"/>
    </style:style>
    <style:style style:name="T98" style:family="text">
      <style:text-properties style:font-name="Times New Roman1" fo:font-size="12pt" officeooo:rsid="002b639e" style:font-size-asian="12pt" style:font-size-complex="12pt"/>
    </style:style>
    <style:style style:name="T99" style:family="text">
      <style:text-properties officeooo:rsid="00563dc6"/>
    </style:style>
    <style:style style:name="T100" style:family="text">
      <style:text-properties fo:language="ru" fo:country="RU" officeooo:rsid="001bfa4e" style:font-name-asian="Arial2" style:font-name-complex="Times New Roman"/>
    </style:style>
    <style:style style:name="T101" style:family="text">
      <style:text-properties fo:language="ru" fo:country="RU" officeooo:rsid="0066412e" style:font-name-asian="Arial2" style:font-name-complex="Times New Roman"/>
    </style:style>
    <style:style style:name="T102" style:family="text">
      <style:text-properties officeooo:rsid="000b3b24"/>
    </style:style>
    <style:style style:name="T103" style:family="text">
      <style:text-properties officeooo:rsid="006c0855"/>
    </style:style>
    <style:style style:name="T104" style:family="text">
      <style:text-properties officeooo:rsid="006faaac"/>
    </style:style>
    <style:style style:name="T105" style:family="text">
      <style:text-properties officeooo:rsid="006ff983"/>
    </style:style>
    <style:style style:name="T106" style:family="text">
      <style:text-properties officeooo:rsid="00707885"/>
    </style:style>
    <style:style style:name="T107" style:family="text">
      <style:text-properties officeooo:rsid="00775594"/>
    </style:style>
    <style:style style:name="T108" style:family="text">
      <style:text-properties officeooo:rsid="007a9631"/>
    </style:style>
    <style:style style:name="T109" style:family="text">
      <style:text-properties officeooo:rsid="007c455a"/>
    </style:style>
    <style:style style:name="T110" style:family="text">
      <style:text-properties officeooo:rsid="007c70b3"/>
    </style:style>
    <style:style style:name="T111" style:family="text">
      <style:text-properties officeooo:rsid="007c9684"/>
    </style:style>
    <style:style style:name="T112" style:family="text">
      <style:text-properties officeooo:rsid="007f0541"/>
    </style:style>
    <style:style style:name="T113" style:family="text">
      <style:text-properties officeooo:rsid="007f65eb"/>
    </style:style>
    <style:style style:name="T114" style:family="text">
      <style:text-properties officeooo:rsid="007ff362"/>
    </style:style>
    <style:style style:name="T115" style:family="text">
      <style:text-properties officeooo:rsid="0081cc89"/>
    </style:style>
    <style:style style:name="T116" style:family="text">
      <style:text-properties officeooo:rsid="00828bd7"/>
    </style:style>
    <style:style style:name="T117" style:family="text">
      <style:text-properties style:font-name="Times New Roman1" fo:font-size="7pt" style:font-size-asian="7pt" style:font-size-complex="7pt"/>
    </style:style>
    <style:style style:name="T118" style:family="text">
      <style:text-properties officeooo:rsid="0083bdb3"/>
    </style:style>
    <style:style style:name="T119" style:family="text">
      <style:text-properties officeooo:rsid="0086654c"/>
    </style:style>
    <style:style style:name="T120" style:family="text">
      <style:text-properties officeooo:rsid="00893d6c"/>
    </style:style>
    <style:style style:name="T121" style:family="text">
      <style:text-properties officeooo:rsid="008a4710"/>
    </style:style>
    <style:style style:name="T122" style:family="text">
      <style:text-properties officeooo:rsid="008d3a0c"/>
    </style:style>
    <style:style style:name="T123" style:family="text">
      <style:text-properties officeooo:rsid="008ef549"/>
    </style:style>
    <style:style style:name="T124" style:family="text">
      <style:text-properties officeooo:rsid="00907674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62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31" text:outline-level="6">МАРШРУТНАЯ КНИЖКА № _______</text:h>
        <text:p text:style-name="P10"/>
        <text:h text:style-name="P131" text:outline-level="6">ТУРИСТСКОГО СПОРТИВНОГО ПОХОДА</text:h>
        <text:p text:style-name="P11"/>
        <text:p text:style-name="P11"/>
        <text:p text:style-name="P11"/>
        <text:p text:style-name="P11"/>
        <text:p text:style-name="P11"/>
        <text:p text:style-name="P11"/>
        <text:p text:style-name="P15">Маршрутная книжка, не заверенная штампом</text:p>
        <text:p text:style-name="P15">маршрутно – квалификационной комиссии,</text:p>
        <text:p text:style-name="P15">недействительна</text:p>
        <text:p text:style-name="P106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<text:span text:style-name="T107">20</text:span> г.</text:p>
        <text:p text:style-name="P141"/>
        <text:p text:style-name="P141">1. Общие сведения</text:p>
        <text:p text:style-name="P12"/>
        <text:p text:style-name="P16"><text:span text:style-name="T1">Группа туристов </text:span><text:span text:style-name="T13">Горного Турклуба МГУ</text:span></text:p>
        <text:p text:style-name="P16"><text:span text:style-name="T1">в составе </text:span><text:span text:style-name="T14">6</text:span><text:span text:style-name="T1"> человек совершает с «</text:span><text:span text:style-name="T14">5</text:span><text:span text:style-name="T1">» </text:span><text:span text:style-name="T4">июля</text:span><text:span text:style-name="T1"> по «</text:span><text:span text:style-name="T9">1</text:span><text:span text:style-name="T14">9</text:span><text:span text:style-name="T1">» </text:span><text:span text:style-name="T4">июля</text:span><text:span text:style-name="T9"> 20</text:span><text:span text:style-name="T14">20</text:span><text:span text:style-name="T1"> г. </text:span><text:span text:style-name="T9">горный</text:span><text:span text:style-name="T1"> поход </text:span><text:span text:style-name="T4">второй</text:span><text:span text:style-name="T11"> к.</text:span><text:span text:style-name="T12">с.</text:span><text:span text:style-name="T3"> по </text:span><text:span text:style-name="T16">Центральному Кавказу</text:span><text:span text:style-name="T3"> (</text:span><text:span text:style-name="T9">Приэльбрусье</text:span><text:span text:style-name="T10">)</text:span><text:span text:style-name="T15"> </text:span><text:span text:style-name="T1">по маршруту:</text:span></text:p>
        <text:p text:style-name="P164"><text:span text:style-name="T36">Нитка маршрута</text:span>: <text:span text:style-name="T81">пос. Тырныауз (1300)— дол. р. Кумыксу — дол. р. Тырныауз — пер. Тырныауз (1А, 3366) — верх. р. Суарык — пер. Суарык (1Б, 3227) — дол.р.Загулла (Джугунтау) — дол. р. Кыртык — дол. р. Уллуесенчи — пер. Кыртыкауш (н/к, 3242) — дол. р. Исламчат — пер. Исламчат (н/к, 3100) — верх. р. Каракая-Су — лед.плато Джикаугенкез — пер. Ирикчат (1Б 3667) — пер. Ирик Восточный/Советский Воин (1Б, 3600) — лед. Восточный Мкяра - пер. Ворута (1А, 3400) — дол. р. Мукал — пер. Сылтран (н/к, 3442) — дол. р. Сылтрансу — пос. Верхний Баксан — дол. р.Адыр-су — дол. р. Джаловчат — пер. Джаловчат (1Б, 3270) — траверс пер. Курмычи (1Б, 3800) — в. Курмытау (4025) — пер. ВЦСПС (1Б, 3690) — а/л Джантуган — дол. р. Адыл-су — пос. Терскол</text:span></text:p>
        <text:p text:style-name="P17"/>
        <text:p text:style-name="P16"><text:span text:style-name="T1">Руководитель учреждения: </text:span><text:span text:style-name="T17">Зеленцов Д. Ю.</text:span><text:span text:style-name="T1"> ( <text:s text:c="31"/>)</text:span></text:p>
        <text:p text:style-name="P120">МП</text:p>
        <text:p text:style-name="P19"/>
        <text:h text:style-name="P65" text:outline-level="9">Руководитель группы <text:span text:style-name="T37">Вельтищев М.Н</text:span><text:span text:style-name="T35">.</text:span> тел. <text:span text:style-name="T37">+7 (915) 068-61-86</text:span></text:h>
        <text:p text:style-name="P121">( Фамилия, И., О. )</text:p>
        <text:p text:style-name="P32"/>
        <text:p text:style-name="P20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00"/>
              <text:p text:style-name="P100">№№</text:p>
              <text:p text:style-name="P100">п/п</text:p>
              <text:p text:style-name="P100"/>
            </table:table-cell>
            <table:table-cell table:style-name="Table1.B1" office:value-type="string">
              <text:p text:style-name="P100"/>
              <text:p text:style-name="P100">Фамилия, имя, отчество</text:p>
              <text:p text:style-name="P100"/>
              <text:p text:style-name="P100"/>
            </table:table-cell>
            <table:table-cell table:style-name="Table1.B1" office:value-type="string">
              <text:p text:style-name="P100"/>
              <text:p text:style-name="P101"><text:span text:style-name="T25">Дата</text:span><text:span text:style-name="T24"> </text:span></text:p>
              <text:p text:style-name="P100">рождения</text:p>
              <text:p text:style-name="P100"/>
            </table:table-cell>
            <table:table-cell table:style-name="Table1.D1" office:value-type="string">
              <text:p text:style-name="P100"/>
              <text:p text:style-name="P100">Место работы </text:p>
              <text:p text:style-name="P100">(должность, телефон.)</text:p>
              <text:p text:style-name="P100"/>
            </table:table-cell>
          </table:table-row>
          <table:table-row table:style-name="Table1.2">
            <table:table-cell table:style-name="Table1.A1" office:value-type="string">
              <text:p text:style-name="P79">1</text:p>
            </table:table-cell>
            <table:table-cell table:style-name="Table1.B1" office:value-type="string">
              <text:p text:style-name="P57">Вельтищев Михаил Николаевич</text:p>
            </table:table-cell>
            <table:table-cell table:style-name="Table1.B1" office:value-type="string">
              <text:p text:style-name="P56">15.12.1984</text:p>
            </table:table-cell>
            <table:table-cell table:style-name="Table1.D1" office:value-type="string">
              <text:p text:style-name="P50">ООО “Яндекс.<text:span text:style-name="T50">Технологии</text:span>”,<text:line-break/>руководитель группы разработки</text:p>
            </table:table-cell>
          </table:table-row>
          <table:table-row table:style-name="Table1.3">
            <table:table-cell table:style-name="Table1.A1" office:value-type="string">
              <text:p text:style-name="P79">2</text:p>
            </table:table-cell>
            <table:table-cell table:style-name="Table1.B1" office:value-type="string">
              <text:p text:style-name="P51"><text:span text:style-name="T109">Белькова Любовь Александровна</text:span></text:p>
            </table:table-cell>
            <table:table-cell table:style-name="Table1.B1" office:value-type="string">
              <text:p text:style-name="P55"><text:span text:style-name="T109">09</text:span>.<text:span text:style-name="T109">10</text:span>.199<text:span text:style-name="T109">7</text:span></text:p>
            </table:table-cell>
            <table:table-cell table:style-name="Table1.D1" office:value-type="string">
              <text:p text:style-name="P50"><text:span text:style-name="T109">МГУ им. М.В.Ломоносова,<text:line-break/>студент 2 курса</text:span></text:p>
            </table:table-cell>
          </table:table-row>
          <table:table-row table:style-name="Table1.3">
            <table:table-cell table:style-name="Table1.A1" office:value-type="string">
              <text:p text:style-name="P79">3</text:p>
            </table:table-cell>
            <table:table-cell table:style-name="Table1.B1" office:value-type="string">
              <text:p text:style-name="P165">Погодин Святослав <text:span text:style-name="T118">Николаевич</text:span></text:p>
            </table:table-cell>
            <table:table-cell table:style-name="Table1.B1" office:value-type="string">
              <text:p text:style-name="P45">14.07.1998</text:p>
            </table:table-cell>
            <table:table-cell table:style-name="Table1.D1" office:value-type="string">
              <text:p text:style-name="P48">МГУ, Физический факультет, кафедра ФЭЧ, студент 4 курса</text:p>
            </table:table-cell>
          </table:table-row>
          <table:table-row table:style-name="Table1.3">
            <table:table-cell table:style-name="Table1.A1" office:value-type="string">
              <text:p text:style-name="P191">4</text:p>
            </table:table-cell>
            <table:table-cell table:style-name="Table1.B1" office:value-type="string">
              <text:p text:style-name="P53">Цимбалов Юрий Александрович</text:p>
            </table:table-cell>
            <table:table-cell table:style-name="Table1.B1" office:value-type="string">
              <text:p text:style-name="P46">15.12.1989</text:p>
            </table:table-cell>
            <table:table-cell table:style-name="Table1.D1" office:value-type="string">
              <text:p text:style-name="P49">Ц<text:span text:style-name="T51">ПМ</text:span>,<text:line-break/>специалист по учебно-методической работе</text:p>
            </table:table-cell>
          </table:table-row>
          <table:table-row table:style-name="Table1.3">
            <table:table-cell table:style-name="Table1.A1" office:value-type="string">
              <text:p text:style-name="P191">5</text:p>
            </table:table-cell>
            <table:table-cell table:style-name="Table1.B1" office:value-type="string">
              <text:p text:style-name="P54"><text:span text:style-name="T109">Чашникова Анастасия Александровна</text:span></text:p>
            </table:table-cell>
            <table:table-cell table:style-name="Table1.B1" office:value-type="string">
              <text:p text:style-name="P47"><text:span text:style-name="T109">01</text:span>.<text:span text:style-name="T109">12</text:span>.19<text:span text:style-name="T109">98</text:span></text:p>
            </table:table-cell>
            <table:table-cell table:style-name="Table1.D1" office:value-type="string">
              <text:p text:style-name="P169"><text:span text:style-name="T109">МГУ им. М.В.Ломоносова,<text:line-break/>студент 2 курса</text:span></text:p>
            </table:table-cell>
          </table:table-row>
          <table:table-row table:style-name="Table1.3">
            <table:table-cell table:style-name="Table1.A1" office:value-type="string">
              <text:p text:style-name="P191">6</text:p>
            </table:table-cell>
            <table:table-cell table:style-name="Table1.B1" office:value-type="string">
              <text:p text:style-name="P52">Янеева Юлия <text:span text:style-name="T50">Владимировна</text:span></text:p>
            </table:table-cell>
            <table:table-cell table:style-name="Table1.B1" office:value-type="string">
              <text:p text:style-name="P46">17.03.1983</text:p>
            </table:table-cell>
            <table:table-cell table:style-name="Table1.D1" office:value-type="string">
              <text:p text:style-name="P49">ФГУП МИА "Россия сегодня",<text:line-break/>старший инженер</text:p>
            </table:table-cell>
          </table:table-row>
        </table:table>
        <text:p text:style-name="P112">Соответствие сведений о туристском и перевальном опыте руководителя и участников похода согласно справкам о зачете похода проверил<text:span text:style-name="T26"><text:note text:id="ftn1" text:note-class="footnote"><text:note-citation text:label=""></text:note-citation><text:note-body><text:p text:style-name="P217"><text:span text:style-name="footnote_20_reference"><text:span text:style-name="T27"></text:span></text:span><text:span text:style-name="T31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11"/>
        <text:p text:style-name="P113">Член МКК _______________________ ( <text:span text:style-name="T102">Зеленцов Д.Ю. </text:span>)</text:p>
        <text:p text:style-name="P161">(подпись) <text:tab/><text:tab/><text:tab/><text:tab/><text:tab/><text:tab/><text:tab/><text:tab/> (Фамилия И.,О.)</text:p>
        <text:p text:style-name="P126">Особые указания: ____________________________________________</text:p>
        <text:p text:style-name="P37">_______________________________________________________</text:p>
        <text:p text:style-name="P114">Срок сдачи отчета о походе до «<text:span text:style-name="T104">30</text:span>» <text:span text:style-name="T104">ноября</text:span> 20<text:span text:style-name="T110">20</text:span> г. в объеме</text:p>
        <text:p text:style-name="P93">интернет-версия + фото.</text:p>
        <text:p text:style-name="P114">Группа обязана направить сообщение по форме 6–Тур заказным</text:p>
        <text:p text:style-name="P160">письмом и явиться (не явиться) по адресу: ____________________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67">Домашний адрес и телефон</text:p>
              </table:table-cell>
              <table:table-cell table:style-name="Table2.B1" office:value-type="string">
                <text:p text:style-name="P151"><text:span text:style-name="T24">Туристская подготовка</text:span><text:span text:style-name="T24"><text:note text:id="ftn2" text:note-class="footnote"><text:note-citation text:label=""></text:note-citation><text:note-body><text:p text:style-name="P218"><text:span text:style-name="footnote_20_reference"><text:span text:style-name="T27"></text:span></text:span><text:span text:style-name="T31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32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67"><text:span text:style-name="T99">П</text:span>оходы по данному виду туризма (У – участником, Р – руководителем)</text:p>
              </table:table-cell>
              <table:table-cell table:style-name="Table2.B1" office:value-type="string">
                <text:p text:style-name="P67">Обязанности<text:line-break/>в группе</text:p>
              </table:table-cell>
              <table:table-cell table:style-name="Table2.D1" office:value-type="string">
                <text:p text:style-name="P116"><text:span text:style-name="T24">Роспись в знании Правил</text:span><text:span text:style-name="T28"><text:note text:id="ftn3" text:note-class="footnote"><text:note-citation text:label=""></text:note-citation><text:note-body><text:p text:style-name="P163"><text:span text:style-name="footnote_20_reference"><text:span text:style-name="T27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/text:note-body></text:note></text:span><text:span text:style-name="footnote_20_reference"><text:span text:style-name="T29"></text:span></text:span></text:p>
              </table:table-cell>
            </table:table-row>
          </table:table-header-rows>
          <table:table-row table:style-name="Table2.2">
            <table:table-cell table:style-name="Table2.A1" office:value-type="string">
              <text:p text:style-name="P5"><text:span text:style-name="T52">Мичуринский пр-т, </text:span><text:span text:style-name="T56">Олимпийск</text:span><text:span text:style-name="T52"> дер., 18-130, </text:span><text:a xlink:type="simple" xlink:href="mailto:dichlofos-mv@yandex.ru" text:style-name="Internet_20_link" text:visited-style-name="Visited_20_Internet_20_Link"><text:span text:style-name="T117">dichlofos-mv@yandex.ru</text:span></text:a><text:span text:style-name="T53">, 9150686186, </text:span><text:span text:style-name="T54">род. 9268267945 </text:span><text:span text:style-name="T55">(Дима) 9168172871 (Катя)</text:span></text:p>
            </table:table-cell>
            <table:table-cell table:style-name="Table2.B1" office:value-type="string">
              <text:p text:style-name="P176">3 <text:span text:style-name="T57">с эл. 4</text:span> ГУ (Памир), <text:span text:style-name="T57">2018, 2Б (пер. Дарапиоз),<text:line-break/>1ГР (2019, Приэльбрусье)</text:span></text:p>
            </table:table-cell>
            <table:table-cell table:style-name="Table2.B1" office:value-type="string">
              <text:p text:style-name="P214">Руководитель, финансист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79"><text:span text:style-name="T110">Москва, ул.Дыбенко, 44-23, </text:span>9167733262, <text:span text:style-name="T116">род. </text:span>9162127474</text:p>
            </table:table-cell>
            <table:table-cell table:style-name="Table2.B1" office:value-type="string">
              <text:p text:style-name="P177">1ГУ <text:span text:style-name="T110">(Архыз)</text:span>, <text:span text:style-name="T57">2019</text:span></text:p>
            </table:table-cell>
            <table:table-cell table:style-name="Table2.B1" office:value-type="string">
              <text:p text:style-name="P193">Медик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80"><text:span text:style-name="T73">Екатеринбург, ул. Сурикова, 30-</text:span><text:span text:style-name="T75">23</text:span><text:span text:style-name="T73">, </text:span><text:span text:style-name="T76">9777326657</text:span><text:span text:style-name="T73">, </text:span><text:span text:style-name="T74">род. 9024430443</text:span></text:p>
            </table:table-cell>
            <table:table-cell table:style-name="Table2.B1" office:value-type="string">
              <text:p text:style-name="P192">ПВД</text:p>
            </table:table-cell>
            <table:table-cell table:style-name="Table2.B1" office:value-type="string">
              <text:p text:style-name="P196">Реммастер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80"><text:span text:style-name="T60">Москва, ул. Люблинская, 124-85, yura.tsts@gmail.com, 9686122855, </text:span><text:span text:style-name="T61">род. </text:span>4953492081</text:p>
            </table:table-cell>
            <table:table-cell table:style-name="Table2.B1" office:value-type="string">
              <text:p text:style-name="P194">4 ГУ (Памир), 2018,</text:p>
              <text:p text:style-name="P195">2Б (пер. 60-летия Октября)</text:p>
            </table:table-cell>
            <table:table-cell table:style-name="Table2.B1" office:value-type="string">
              <text:p text:style-name="P197"><text:span text:style-name="T110">Пом. ру</text:span>к-<text:span text:style-name="T110">ля</text:span>,</text:p>
              <text:p text:style-name="P197"><text:span text:style-name="T110">связист</text:span>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74"><text:span text:style-name="T71">Москва, Ломоносовский проспект 27к11(ДСЛ), 9508163944, </text:span><text:span text:style-name="T72">род. </text:span>9043176157</text:p>
            </table:table-cell>
            <table:table-cell table:style-name="Table2.B1" office:value-type="string">
              <text:p text:style-name="P193">1ГУ (Архыз), 2019</text:p>
            </table:table-cell>
            <table:table-cell table:style-name="Table2.B1" office:value-type="string">
              <text:p text:style-name="P193">Снаряженец</text:p>
            </table:table-cell>
            <table:table-cell table:style-name="Table2.D1" office:value-type="string">
              <text:p text:style-name="P81"/>
            </table:table-cell>
          </table:table-row>
          <table:table-row table:style-name="Table2.3">
            <table:table-cell table:style-name="Table2.A1" office:value-type="string">
              <text:p text:style-name="P178"><text:span text:style-name="T100">Москва, ул. Маршала Савицкого, 28к1-117, blackmamba05@yandex.ru, 9151156762, </text:span><text:span text:style-name="T101">род </text:span><text:span text:style-name="T76">9154030671</text:span></text:p>
            </table:table-cell>
            <table:table-cell table:style-name="Table2.B1" office:value-type="string">
              <text:p text:style-name="P193">1ГУ (Приэльбрусье), 2019</text:p>
            </table:table-cell>
            <table:table-cell table:style-name="Table2.B1" office:value-type="string">
              <text:p text:style-name="P196"><text:span text:style-name="T110">Завхоз,<text:line-break/>х</text:span>ронометрист</text:p>
            </table:table-cell>
            <table:table-cell table:style-name="Table2.D1" office:value-type="string">
              <text:p text:style-name="P81"/>
            </table:table-cell>
          </table:table-row>
        </table:table>
        <text:p text:style-name="P38"/>
        <text:p text:style-name="P23"><text:span text:style-name="T5">3.</text:span><text:span text:style-name="T7">1</text:span><text:span text:style-name="T5"> План похода (заявленный)</text:span><text:span text:style-name="T30"><text:note text:id="ftn4" text:note-class="footnote"><text:note-citation text:label=""></text:note-citation><text:note-body><text:p text:style-name="P219"><text:span text:style-name="footnote_20_reference"><text:span text:style-name="T27"></text:span></text:span><text:span text:style-name="T31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47">Даты</text:p>
            </table:table-cell>
            <table:table-cell table:style-name="Table7.A1" office:value-type="string">
              <text:p text:style-name="P58">Дни пути</text:p>
            </table:table-cell>
            <table:table-cell table:style-name="Table7.A1" office:value-type="string">
              <text:p text:style-name="P147">Участки маршрута</text:p>
            </table:table-cell>
            <table:table-cell table:style-name="Table7.A1" office:value-type="string">
              <text:p text:style-name="P147">Км</text:p>
            </table:table-cell>
            <table:table-cell table:style-name="Table7.E1" office:value-type="string">
              <text:p text:style-name="P58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08">5</text:span>.0<text:span text:style-name="T108">7</text:span></text:p>
            </table:table-cell>
            <table:table-cell table:style-name="Table7.A2" office:value-type="string">
              <text:p text:style-name="P39">1</text:p>
            </table:table-cell>
            <table:table-cell table:style-name="Table7.A2" office:value-type="string">
              <text:p text:style-name="P63"><text:span text:style-name="T59">г. Мин.Воды - </text:span><text:span text:style-name="T58">Пос. </text:span><text:span text:style-name="T59">Тырныауз</text:span><text:span text:style-name="T58"> — </text:span><text:span text:style-name="T66">р. Кумыксу</text:span></text:p>
            </table:table-cell>
            <table:table-cell table:style-name="Table7.A2" office:value-type="string">
              <text:p text:style-name="P44">7.<text:span text:style-name="T112">4</text:span>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08">6</text:span>.0<text:span text:style-name="T108">7</text:span></text:p>
            </table:table-cell>
            <table:table-cell table:style-name="Table7.A2" office:value-type="string">
              <text:p text:style-name="P39">2</text:p>
            </table:table-cell>
            <table:table-cell table:style-name="Table7.A2" office:value-type="string">
              <text:p text:style-name="P63"><text:span text:style-name="T66">р. Кумыксу — </text:span><text:span text:style-name="T67">верх. р. Тырныауз</text:span></text:p>
            </table:table-cell>
            <table:table-cell table:style-name="Table7.A2" office:value-type="string">
              <text:p text:style-name="P166">4.5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08">7</text:span>.0<text:span text:style-name="T108">7</text:span></text:p>
            </table:table-cell>
            <table:table-cell table:style-name="Table7.A2" office:value-type="string">
              <text:p text:style-name="P39">3</text:p>
            </table:table-cell>
            <table:table-cell table:style-name="Table7.A2" office:value-type="string">
              <text:p text:style-name="P60"><text:span text:style-name="T65">Верх. р. Тырныауз - </text:span><text:span text:style-name="T64"><text:s/>пер. Тырныауз (1А, 3360</text:span><text:span text:style-name="T65">)</text:span><text:span text:style-name="T64"> — цирк пер. Суарык — </text:span><text:span text:style-name="T65">пер. Суарык (1Б, 3227) — дол. р. Загулла</text:span></text:p>
            </table:table-cell>
            <table:table-cell table:style-name="Table7.A2" office:value-type="string">
              <text:p text:style-name="P166">7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08">8</text:span>.0<text:span text:style-name="T108">7</text:span></text:p>
            </table:table-cell>
            <table:table-cell table:style-name="Table7.A2" office:value-type="string">
              <text:p text:style-name="P39">4</text:p>
            </table:table-cell>
            <table:table-cell table:style-name="Table7.A2" office:value-type="string">
              <text:p text:style-name="P59"><text:span text:style-name="T65">Дол. р. Загулла — дол. р. Кыртык — дол. р. Уллу-Есенчи</text:span></text:p>
            </table:table-cell>
            <table:table-cell table:style-name="Table7.A2" office:value-type="string">
              <text:p text:style-name="P39">1<text:span text:style-name="T113">4</text:span>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0<text:span text:style-name="T108">9</text:span>.0<text:span text:style-name="T108">7</text:span></text:p>
            </table:table-cell>
            <table:table-cell table:style-name="Table7.A2" office:value-type="string">
              <text:p text:style-name="P39">5</text:p>
            </table:table-cell>
            <table:table-cell table:style-name="Table7.A2" office:value-type="string">
              <text:p text:style-name="P170"><text:span text:style-name="T63">Д</text:span><text:span text:style-name="T62">ол. р. Уллу-Есенчи — пер. Кыртыкауш (3240, н/к) — дол. р. Исламчат — пер. Исламчат (3100, нк) — дол. р. Каракая-Су</text:span></text:p>
            </table:table-cell>
            <table:table-cell table:style-name="Table7.A2" office:value-type="string">
              <text:p text:style-name="P166">8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<text:span text:style-name="T108">10</text:span>.0<text:span text:style-name="T108">7</text:span></text:p>
            </table:table-cell>
            <table:table-cell table:style-name="Table7.A2" office:value-type="string">
              <text:p text:style-name="P39">6</text:p>
            </table:table-cell>
            <table:table-cell table:style-name="Table7.A2" office:value-type="string">
              <text:p text:style-name="P171">Дол. р. Каракая-Су — лед. <text:span text:style-name="T119">п</text:span>лато Джикаугенкез — пер. Ирикчат (1Б, 3667) — верх. р. Ирикчат</text:p>
            </table:table-cell>
            <table:table-cell table:style-name="Table7.A2" office:value-type="string">
              <text:p text:style-name="P40">1<text:span text:style-name="T114">1</text:span>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<text:span text:style-name="T108">11</text:span>.0<text:span text:style-name="T108">7</text:span></text:p>
            </table:table-cell>
            <table:table-cell table:style-name="Table7.A2" office:value-type="string">
              <text:p text:style-name="P39">7</text:p>
            </table:table-cell>
            <table:table-cell table:style-name="Table7.A2" office:value-type="string">
              <text:p text:style-name="P61"><text:span text:style-name="T114">Верх. р. Ирикчат — подход под пер. Ирик Восточный</text:span></text:p>
            </table:table-cell>
            <table:table-cell table:style-name="Table7.A2" office:value-type="string">
              <text:p text:style-name="P167">5.5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08">2</text:span>.0<text:span text:style-name="T108">7</text:span></text:p>
            </table:table-cell>
            <table:table-cell table:style-name="Table7.A2" office:value-type="string">
              <text:p text:style-name="P39">8</text:p>
            </table:table-cell>
            <table:table-cell table:style-name="Table7.A2" office:value-type="string">
              <text:p text:style-name="P172"><text:span text:style-name="T78">П</text:span><text:span text:style-name="T77">ер. Ирик Восточный (1Б, 3600) — пер Ворута (1А) — р. Мукал — пер. Сылтран (нк, 3400) — оз. Сылтранкёль</text:span></text:p>
            </table:table-cell>
            <table:table-cell table:style-name="Table7.A2" office:value-type="string">
              <text:p text:style-name="P167">9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08">3</text:span>.0<text:span text:style-name="T108">7</text:span></text:p>
            </table:table-cell>
            <table:table-cell table:style-name="Table7.A2" office:value-type="string">
              <text:p text:style-name="P39">9</text:p>
            </table:table-cell>
            <table:table-cell table:style-name="Table7.A2" office:value-type="string">
              <text:p text:style-name="P171"><text:span text:style-name="T80">Д</text:span><text:span text:style-name="T76">ень запаса</text:span></text:p>
            </table:table-cell>
            <table:table-cell table:style-name="Table7.A2" office:value-type="string">
              <text:p text:style-name="P41">-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08">4</text:span>.0<text:span text:style-name="T108">7</text:span></text:p>
            </table:table-cell>
            <table:table-cell table:style-name="Table7.A2" office:value-type="string">
              <text:p text:style-name="P39">10</text:p>
            </table:table-cell>
            <table:table-cell table:style-name="Table7.A2" office:value-type="string">
              <text:p text:style-name="P172"><text:span text:style-name="T79">о</text:span><text:span text:style-name="T77">з. Сылтранкёль — пос. Верх. Баксан — дол. р. Адыр-Су</text:span></text:p>
            </table:table-cell>
            <table:table-cell table:style-name="Table7.A2" office:value-type="string">
              <text:p text:style-name="P167">14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08">5</text:span>.0<text:span text:style-name="T108">7</text:span></text:p>
            </table:table-cell>
            <table:table-cell table:style-name="Table7.A2" office:value-type="string">
              <text:p text:style-name="P39">11</text:p>
            </table:table-cell>
            <table:table-cell table:style-name="Table7.A2" office:value-type="string">
              <text:p text:style-name="P64"><text:span text:style-name="T114">Дол. р. Адыр-Су — подход под пер. Джаловчат</text:span></text:p>
            </table:table-cell>
            <table:table-cell table:style-name="Table7.A2" office:value-type="string">
              <text:p text:style-name="P42">7.5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08">6</text:span>.0<text:span text:style-name="T108">7</text:span></text:p>
            </table:table-cell>
            <table:table-cell table:style-name="Table7.A2" office:value-type="string">
              <text:p text:style-name="P39">12</text:p>
            </table:table-cell>
            <table:table-cell table:style-name="Table7.A2" office:value-type="string">
              <text:p text:style-name="P64"><text:span text:style-name="T115">Пер. Джаловчат — траверс пер. Курмычи (1Б, 3800) — в. Курмытау (4051) — пер. ВЦСПС (1Б, 3700) — а/л Джантуган</text:span></text:p>
            </table:table-cell>
            <table:table-cell table:style-name="Table7.A2" office:value-type="string">
              <text:p text:style-name="P168">10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08">7</text:span>.0<text:span text:style-name="T108">7</text:span></text:p>
            </table:table-cell>
            <table:table-cell table:style-name="Table7.A2" office:value-type="string">
              <text:p text:style-name="P39">13</text:p>
            </table:table-cell>
            <table:table-cell table:style-name="Table7.A2" office:value-type="string">
              <text:p text:style-name="P173">а/л Джантуган — пос. Терскол</text:p>
            </table:table-cell>
            <table:table-cell table:style-name="Table7.A2" office:value-type="string">
              <text:p text:style-name="P168">17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2" office:value-type="string">
              <text:p text:style-name="P39">1<text:span text:style-name="T108">8</text:span>.0<text:span text:style-name="T108">7</text:span></text:p>
            </table:table-cell>
            <table:table-cell table:style-name="Table7.A2" office:value-type="string">
              <text:p text:style-name="P39">14</text:p>
            </table:table-cell>
            <table:table-cell table:style-name="Table7.A2" office:value-type="string">
              <text:p text:style-name="P173">День запаса</text:p>
            </table:table-cell>
            <table:table-cell table:style-name="Table7.A2" office:value-type="string">
              <text:p text:style-name="P43">-</text:p>
            </table:table-cell>
            <table:table-cell table:style-name="Table7.E2" office:value-type="string">
              <text:p text:style-name="P39">пешком</text:p>
            </table:table-cell>
          </table:table-row>
          <table:table-row table:style-name="Table7.1">
            <table:table-cell table:style-name="Table7.A16" office:value-type="string">
              <text:p text:style-name="P39">1<text:span text:style-name="T108">9</text:span>.0<text:span text:style-name="T108">7</text:span></text:p>
            </table:table-cell>
            <table:table-cell table:style-name="Table7.A16" office:value-type="string">
              <text:p text:style-name="P39">15</text:p>
            </table:table-cell>
            <table:table-cell table:style-name="Table7.A16" office:value-type="string">
              <text:p text:style-name="P62">День запаса, <text:span text:style-name="T115">отъезд в Мин. Воды</text:span></text:p>
            </table:table-cell>
            <table:table-cell table:style-name="Table7.A16" office:value-type="string">
              <text:p text:style-name="P43">0</text:p>
            </table:table-cell>
            <table:table-cell table:style-name="Table7.E16" office:value-type="string">
              <text:p text:style-name="P39">пешком</text:p>
            </table:table-cell>
          </table:table-row>
        </table:table>
        <text:p text:style-name="P107"><text:span text:style-name="T20">Итого акт</text:span><text:span text:style-name="T18">ивными способами передвижения: </text:span><text:span text:style-name="T41">1</text:span><text:span text:style-name="T43">1</text:span><text:span text:style-name="T44">5</text:span><text:span text:style-name="T41"> км</text:span></text:p>
        <text:p text:style-name="P98"/>
        <text:p text:style-name="P140"><text:span text:style-name="T8">3.2</text:span><text:span text:style-name="T5">. План похода(согласованный с МКК)</text:span><text:span text:style-name="T30"><text:note text:id="ftn5" text:note-class="footnote"><text:note-citation text:label=""></text:note-citation><text:note-body><text:p text:style-name="P220"><text:span text:style-name="footnote_20_reference"><text:span text:style-name="T27"></text:span></text:span><text:span text:style-name="T31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92">Даты</text:p>
            </table:table-cell>
            <table:table-cell table:style-name="Table3.B1" office:value-type="string">
              <text:p text:style-name="P92">Дни пути</text:p>
            </table:table-cell>
            <table:table-cell table:style-name="Table3.B1" office:value-type="string">
              <text:p text:style-name="P92">Участки маршрута</text:p>
            </table:table-cell>
            <table:table-cell table:style-name="Table3.B1" office:value-type="string">
              <text:p text:style-name="P92">Км</text:p>
            </table:table-cell>
            <table:table-cell table:style-name="Table3.E1" office:value-type="string">
              <text:p text:style-name="P103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80">-</text:p>
            </table:table-cell>
            <table:table-cell table:style-name="Table3.B2" office:value-type="string">
              <text:p text:style-name="P80"/>
            </table:table-cell>
            <table:table-cell table:style-name="Table3.B1" office:value-type="string">
              <text:p text:style-name="P99">Без изменений.</text:p>
            </table:table-cell>
            <table:table-cell table:style-name="Table3.B2" office:value-type="string">
              <text:p text:style-name="P80"/>
            </table:table-cell>
            <table:table-cell table:style-name="Table3.E2" office:value-type="string">
              <text:p text:style-name="P102"/>
            </table:table-cell>
          </table:table-row>
        </table:table>
        <text:p text:style-name="P135"/>
        <text:p text:style-name="P135">Итого активными способами передвижения: -</text:p>
        <text:p text:style-name="P135"/>
        <text:p text:style-name="P135"/>
        <text:p text:style-name="P135"/>
        <text:p text:style-name="P135"/>
        <text:p text:style-name="P7">3.3. График движения по запасному варианту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92">Даты</text:p>
            </table:table-cell>
            <table:table-cell table:style-name="Table6.B1" office:value-type="string">
              <text:p text:style-name="P92">Дни пути</text:p>
            </table:table-cell>
            <table:table-cell table:style-name="Table6.B1" office:value-type="string">
              <text:p text:style-name="P92">Участки маршрута</text:p>
            </table:table-cell>
            <table:table-cell table:style-name="Table6.B1" office:value-type="string">
              <text:p text:style-name="P92">Км</text:p>
            </table:table-cell>
            <table:table-cell table:style-name="Table6.E1" office:value-type="string">
              <text:p text:style-name="P103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94"/>
            </table:table-cell>
            <table:table-cell table:style-name="Table6.B2" office:value-type="string">
              <text:p text:style-name="P94"/>
            </table:table-cell>
            <table:table-cell table:style-name="Table6.B1" office:value-type="string">
              <text:p text:style-name="P4"><text:span text:style-name="T39">План Б</text:span></text:p>
            </table:table-cell>
            <table:table-cell table:style-name="Table6.B2" office:value-type="string">
              <text:p text:style-name="P80"/>
            </table:table-cell>
            <table:table-cell table:style-name="Table6.E2" office:value-type="string">
              <text:p text:style-name="P104"/>
            </table:table-cell>
          </table:table-row>
          <table:table-row table:style-name="Table6.2">
            <table:table-cell table:style-name="Table6.A2" office:value-type="string">
              <text:p text:style-name="P198">10.06</text:p>
            </table:table-cell>
            <table:table-cell table:style-name="Table6.B2" office:value-type="string">
              <text:p text:style-name="P198">6</text:p>
            </table:table-cell>
            <table:table-cell table:style-name="Table6.B1" office:value-type="string">
              <text:p text:style-name="P175"><text:span text:style-name="T68">Лед. Плато Джикаугенкез — пер. Джикаугенкез — дол. р. Субаши, далее следуя графику 12.07 через пер. Сылтран</text:span></text:p>
            </table:table-cell>
            <table:table-cell table:style-name="Table6.B2" office:value-type="string">
              <text:p text:style-name="P198">6</text:p>
            </table:table-cell>
            <table:table-cell table:style-name="Table6.E2" office:value-type="string">
              <text:p text:style-name="P104">Пешком</text:p>
            </table:table-cell>
          </table:table-row>
          <table:table-row table:style-name="Table6.4">
            <table:table-cell table:style-name="Table6.A2" office:value-type="string">
              <text:p text:style-name="P198"/>
            </table:table-cell>
            <table:table-cell table:style-name="Table6.B2" office:value-type="string">
              <text:p text:style-name="P198"/>
            </table:table-cell>
            <table:table-cell table:style-name="Table6.B1" office:value-type="string">
              <text:p text:style-name="P181">План В</text:p>
            </table:table-cell>
            <table:table-cell table:style-name="Table6.B2" office:value-type="string">
              <text:p text:style-name="P198"/>
            </table:table-cell>
            <table:table-cell table:style-name="Table6.E2" office:value-type="string">
              <text:p text:style-name="P215"/>
            </table:table-cell>
          </table:table-row>
          <table:table-row table:style-name="Table6.2">
            <table:table-cell table:style-name="Table6.A2" office:value-type="string">
              <text:p text:style-name="P199">11.06</text:p>
            </table:table-cell>
            <table:table-cell table:style-name="Table6.B2" office:value-type="string">
              <text:p text:style-name="P199">7</text:p>
            </table:table-cell>
            <table:table-cell table:style-name="Table6.B1" office:value-type="string">
              <text:p text:style-name="P182">Верх. р. Ирикчат — пер. Субаши — дол. р. Субаши, далее следуя графику 12.07, через пер. Сылтран</text:p>
            </table:table-cell>
            <table:table-cell table:style-name="Table6.B2" office:value-type="string">
              <text:p text:style-name="P199">11</text:p>
            </table:table-cell>
            <table:table-cell table:style-name="Table6.E2" office:value-type="string">
              <text:p text:style-name="P216">Пешком</text:p>
            </table:table-cell>
          </table:table-row>
          <table:table-row table:style-name="Table6.4">
            <table:table-cell table:style-name="Table6.A2" office:value-type="string">
              <text:p text:style-name="P95"/>
            </table:table-cell>
            <table:table-cell table:style-name="Table6.B2" office:value-type="string">
              <text:p text:style-name="P80"/>
            </table:table-cell>
            <table:table-cell table:style-name="Table6.B1" office:value-type="string">
              <text:p text:style-name="P6"/>
              <text:p text:style-name="P6"/>
            </table:table-cell>
            <table:table-cell table:style-name="Table6.B2" office:value-type="string">
              <text:p text:style-name="P96"/>
            </table:table-cell>
            <table:table-cell table:style-name="Table6.E2" office:value-type="string">
              <text:p text:style-name="P105"/>
            </table:table-cell>
          </table:table-row>
          <table:table-row table:style-name="Table6.2">
            <table:table-cell table:style-name="Table6.A2" office:value-type="string">
              <text:p text:style-name="P80"/>
            </table:table-cell>
            <table:table-cell table:style-name="Table6.B2" office:value-type="string">
              <text:p text:style-name="P80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80"/>
            </table:table-cell>
            <table:table-cell table:style-name="Table6.E2" office:value-type="string">
              <text:p text:style-name="P102"/>
            </table:table-cell>
          </table:table-row>
          <table:table-row table:style-name="Table6.2">
            <table:table-cell table:style-name="Table6.A2" office:value-type="string">
              <text:p text:style-name="P80"/>
            </table:table-cell>
            <table:table-cell table:style-name="Table6.B2" office:value-type="string">
              <text:p text:style-name="P80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66"/>
            </table:table-cell>
            <table:table-cell table:style-name="Table6.E2" office:value-type="string">
              <text:p text:style-name="P66"/>
            </table:table-cell>
          </table:table-row>
        </table:table>
        <text:p text:style-name="P136"/>
        <text:p text:style-name="P155"><text:span text:style-name="T98">4</text:span><text:span text:style-name="T97">. Схема маршрута</text:span><text:span text:style-name="T97"><text:note text:id="ftn6" text:note-class="footnote"><text:note-citation text:label=""></text:note-citation><text:note-body><text:p text:style-name="P221"><text:span text:style-name="footnote_20_reference"><text:span text:style-name="T27"></text:span></text:span><text:span text:style-name="T31"> Для маршрутов </text:span><text:span text:style-name="T34">I</text:span><text:span text:style-name="T31"> – </text:span><text:span text:style-name="T34">III</text:span><text:span text:style-name="T31"> категорий сложности дается схема, а для маршрутов </text:span><text:span text:style-name="T34">IV</text:span><text:span text:style-name="T31"> – </text:span><text:span text:style-name="T34">VI</text:span><text:span text:style-name="T31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89"/>
        <text:p text:style-name="P139"><text:span text:style-name="T8">5</text:span><text:span text:style-name="T5">. Сложные участки маршрута и способы их преодоления</text:span><text:span text:style-name="T5"><text:note text:id="ftn7" text:note-class="footnote"><text:note-citation text:label=""></text:note-citation><text:note-body><text:p text:style-name="P222"><text:span text:style-name="footnote_20_reference"><text:span text:style-name="T27"></text:span></text:span><text:span text:style-name="T31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97">Необходимое на всех указанных ниже перевалах снаряжение: каски, ледорубы (или треккинговые палки). Броды рек осуществляются с треккинговыми палками, <text:span text:style-name="T120">глубина бродов не выше колена при правильном выборе места бродов и времени суток (утро).</text:span></text:p>
        <text:p text:style-name="P200"><text:span text:style-name="T36">1. Пер. </text:span><text:span text:style-name="T45">Суарык</text:span><text:span text:style-name="T36"> (1</text:span><text:span text:style-name="T45">Б</text:span><text:span text:style-name="T36">, 3550 м)</text:span>. <text:span text:style-name="T120">Мелкоосыпной склон крутизной до 30 градусов. Есть вероятность размытия склона во время дождя. На перевале нет жидкой воды </text:span>(см. отчёт <text:span text:style-name="T120">К</text:span>.<text:span text:style-name="T120">Львова</text:span> 201<text:span text:style-name="T120">9</text:span> г)</text:p>
        <text:p text:style-name="P201"><text:span text:style-name="T45">2</text:span><text:span text:style-name="T36">. пер. </text:span><text:span text:style-name="T45">Джикаугенкез </text:span>(1<text:span text:style-name="T120">Б</text:span>, <text:span text:style-name="T120">3550</text:span> м). <text:span text:style-name="T120">Кошки, каски, ледорубы, возможно применение перильной верёвки на подъём по снежному склону крутизной до 30-35 градусов. На подходах возможны закрытые участки ледника с трещинами (делать связки). Спуск — тропа, трудностей не представляет.</text:span></text:p>
        <text:p text:style-name="P201"><text:span text:style-name="T45">3</text:span><text:span text:style-name="T36">. Пер. </text:span><text:span text:style-name="T45">Ирикчат </text:span><text:span text:style-name="T40">(1</text:span><text:span text:style-name="T45">Б</text:span><text:span text:style-name="T40">, 3</text:span><text:span text:style-name="T46">667</text:span><text:span text:style-name="T40"> м)</text:span>. <text:span text:style-name="T121">Кошки, каски, ледорубы. Перевальный взлёт — конгломератный склон крутизной 30-40 градусов, далее снежно-ледовые склоны крутизной около 20 градусов. Возможно наличие трещин на подъём (делать связки или обходить по открытому льду в кошках, по обстоятельствам).</text:span></text:p>
        <text:p text:style-name="P202"><text:span text:style-name="T47">4</text:span><text:span text:style-name="T36">. Пер. </text:span><text:span text:style-name="T46">Субаши (1Б, 3700 м). </text:span><text:span text:style-name="T121">Каски, самостраховка треккинговыми палками/ледорубом. Крупно-осыпной склон на подъём, определяющим является спуск по мелко-осыпному склону крутизной до 30 градусов, рекомендован спуск по участкам, где слой камней толще и не едет по льду под ними. Спуск справа от ледника, ближе к г. Субаши. <text:s/>Обход левого притока р.Субаши — сброс высоты, заход сбоку в каньон, склон 20 градусов (см. фото 73 отчёта Баскакова).</text:span></text:p>
        <text:p text:style-name="P203"><text:span text:style-name="T47">5</text:span><text:span text:style-name="T40">. </text:span><text:span text:style-name="T47">Пер Ирик Восточный [Советский Воин] (1Б, 3600)</text:span><text:span text:style-name="T94">. Перевальный взлёт на подъём имеет крутизну до 30 градусов, мелкая и средняя осыпь. Спуск по короткому мелкоосыпному склону, далее по закрытому леднику (кошки, связки). Связочную верёвку можно заготовить на перевале.</text:span></text:p>
        <text:p text:style-name="P205"><text:span text:style-name="T36">6. Пер. Джаловчат (1Б, 3556)</text:span>. Каски, кошки, основная верёвка на спуск, ледобуры. На подъём — крупная осыпь, следуя турам. На спуск — снежно-ледовый склон крутизной до 20 градусов, возможна необходимость провешивания перильной верёвки, склон камнеопасен. Далее по закрытому леднику в связках.</text:p>
        <text:p text:style-name="P204"><text:span text:style-name="T48">7. Траверс пер. Курмычи (1Б) — в. Курмытау (4051) — пер. ВЦСПС (1Б) </text:span><text:span text:style-name="T122">— траверс по разрушенным скалам, навыков лазания не требуется, достаточно аккуратно ставить ноги. На спуске к пер. ВЦСПС имеется 6-метровый участок простого лазания. Далее спуск по тропе в сторону а/л Джантуган</text:span></text:p>
        <text:h text:style-name="P152" text:outline-level="1">6. Аварийные выходы с маршрута</text:h>
        <text:p text:style-name="P206"><text:span text:style-name="T36">0. </text:span>Возвращение в пос. <text:span text:style-name="T123">Тырныауз</text:span> (при нахождении на маршруте до пер. <text:span text:style-name="T123">Суарык</text:span>)</text:p>
        <text:p text:style-name="P207"><text:span text:style-name="T36">1. </text:span>Спуск к пос. Верхний Баксан (после пер. Суарык и до пер. Исламчат)</text:p>
        <text:p text:style-name="P207"><text:span text:style-name="T36">2. </text:span>Спуск к источникам Джилы-Суу из района лед. плато Джикаугенкез и его окрестностей по тропе.</text:p>
        <text:p text:style-name="P206"><text:span text:style-name="T49">3</text:span><text:span text:style-name="T36">. </text:span>Спуск к <text:span text:style-name="T123">пос. Эльбрус при нахождении в дол. р. Ирикчат.</text:span></text:p>
        <text:p text:style-name="P206"><text:span text:style-name="T49">4</text:span><text:span text:style-name="T36">. </text:span>Спуск в <text:span text:style-name="T96">пос Верх. Баксан из дол. р. Субаши, Мукал, Кыртык</text:span></text:p>
        <text:p text:style-name="P207"><text:span text:style-name="T36">5.</text:span> Спуск в Верх. Баксан по р. Адыр-Су (обратным ходом) до пер. Джаловчат</text:p>
        <text:p text:style-name="P207"><text:span text:style-name="T36">6.</text:span> Спуск в <text:span text:style-name="T122">а/л Джантуган </text:span>после пер. Джаловчат — Курмычи - ВЦСПС.</text:p>
        <text:p text:style-name="P138">7. Материальное обеспечение группы</text:p>
        <text:p text:style-name="P109">Необходимый набор продуктов питания имеется.</text:p>
        <text:p text:style-name="P109">Общественное и личное снаряжение в достаточном количестве имеется.</text:p>
        <text:p text:style-name="P109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90">Групповое</text:p>
            </table:table-cell>
            <table:covered-table-cell/>
            <table:table-cell table:style-name="Table4.A1" table:number-columns-spanned="2" office:value-type="string">
              <text:p text:style-name="P90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92">Наименование</text:p>
            </table:table-cell>
            <table:table-cell table:style-name="Table4.A1" office:value-type="string">
              <text:p text:style-name="P92">Количество</text:p>
            </table:table-cell>
            <table:table-cell table:style-name="Table4.A1" office:value-type="string">
              <text:p text:style-name="P92">Наименование</text:p>
            </table:table-cell>
            <table:table-cell table:style-name="Table4.A1" office:value-type="string">
              <text:p text:style-name="P92">Количество</text:p>
            </table:table-cell>
          </table:table-row>
          <table:table-row table:style-name="Table4.2">
            <table:table-cell table:style-name="Table4.A1" office:value-type="string">
              <text:p text:style-name="P70">Верёвка 50м (10мм <text:span text:style-name="T93">single</text:span>)</text:p>
            </table:table-cell>
            <table:table-cell table:style-name="Table4.A1" office:value-type="string">
              <text:p text:style-name="P71">1 бухта</text:p>
            </table:table-cell>
            <table:table-cell table:style-name="Table4.A1" office:value-type="string">
              <text:p text:style-name="P70">Каска</text:p>
            </table:table-cell>
            <table:table-cell table:style-name="Table4.A1" office:value-type="string">
              <text:p text:style-name="P69">1</text:p>
            </table:table-cell>
          </table:table-row>
          <table:table-row table:style-name="Table4.2">
            <table:table-cell table:style-name="Table4.A1" office:value-type="string">
              <text:p text:style-name="P72">Верёвка 50м (<text:span text:style-name="T111">10</text:span>мм single)</text:p>
            </table:table-cell>
            <table:table-cell table:style-name="Table4.A1" office:value-type="string">
              <text:p text:style-name="P71">1 бухта</text:p>
            </table:table-cell>
            <table:table-cell table:style-name="Table4.A1" office:value-type="string">
              <text:p text:style-name="P70">Ледоруб</text:p>
            </table:table-cell>
            <table:table-cell table:style-name="Table4.A1" office:value-type="string">
              <text:p text:style-name="P69">1</text:p>
            </table:table-cell>
          </table:table-row>
          <table:table-row table:style-name="Table4.2">
            <table:table-cell table:style-name="Table4.A1" office:value-type="string">
              <text:p text:style-name="P70">Верёвка расходная (7мм)</text:p>
            </table:table-cell>
            <table:table-cell table:style-name="Table4.A1" office:value-type="string">
              <text:p text:style-name="P69"><text:span text:style-name="T93">3x7</text:span>м</text:p>
            </table:table-cell>
            <table:table-cell table:style-name="Table4.A1" office:value-type="string">
              <text:p text:style-name="P70">Треккинговые палки</text:p>
            </table:table-cell>
            <table:table-cell table:style-name="Table4.A1" office:value-type="string">
              <text:p text:style-name="P69">комплект</text:p>
            </table:table-cell>
          </table:table-row>
          <table:table-row table:style-name="Table4.2">
            <table:table-cell table:style-name="Table4.A1" office:value-type="string">
              <text:p text:style-name="P70"/>
            </table:table-cell>
            <table:table-cell table:style-name="Table4.A1" office:value-type="string">
              <text:p text:style-name="P69"/>
            </table:table-cell>
            <table:table-cell table:style-name="Table4.A1" office:value-type="string">
              <text:p text:style-name="P70">Очки солнцезащитные</text:p>
            </table:table-cell>
            <table:table-cell table:style-name="Table4.A1" office:value-type="string">
              <text:p text:style-name="P69">1</text:p>
            </table:table-cell>
          </table:table-row>
          <table:table-row table:style-name="Table4.2">
            <table:table-cell table:style-name="Table4.A1" office:value-type="string">
              <text:p text:style-name="P76"/>
            </table:table-cell>
            <table:table-cell table:style-name="Table4.A1" office:value-type="string">
              <text:p text:style-name="P75"/>
            </table:table-cell>
            <table:table-cell table:style-name="Table4.A1" office:value-type="string">
              <text:p text:style-name="P186">Кошки</text:p>
            </table:table-cell>
            <table:table-cell table:style-name="Table4.A1" office:value-type="string">
              <text:p text:style-name="P187">1</text:p>
            </table:table-cell>
          </table:table-row>
          <table:table-row table:style-name="Table4.2">
            <table:table-cell table:style-name="Table4.A8" office:value-type="string">
              <text:p text:style-name="P76">Ледобуры</text:p>
            </table:table-cell>
            <table:table-cell table:style-name="Table4.A8" office:value-type="string">
              <text:p text:style-name="P75"><text:span text:style-name="T111">5</text:span> шт</text:p>
            </table:table-cell>
            <table:table-cell table:style-name="Table4.A8" office:value-type="string">
              <text:p text:style-name="P72">Гамаши</text:p>
            </table:table-cell>
            <table:table-cell table:style-name="Table4.A8" office:value-type="string">
              <text:p text:style-name="P71">1</text:p>
            </table:table-cell>
          </table:table-row>
          <table:table-row table:style-name="Table4.2">
            <table:table-cell table:style-name="Table4.A1" office:value-type="string">
              <text:p text:style-name="P77">Жумары</text:p>
            </table:table-cell>
            <table:table-cell table:style-name="Table4.A1" office:value-type="string">
              <text:p text:style-name="P78">2 шт</text:p>
            </table:table-cell>
            <table:table-cell table:style-name="Table4.A1" office:value-type="string">
              <text:p text:style-name="P185">Страховочная система, грудная обвязка,<text:line-break/>блокировк<text:span text:style-name="T111">а</text:span></text:p>
            </table:table-cell>
            <table:table-cell table:style-name="Table4.A1" office:value-type="string">
              <text:p text:style-name="P75">комплект</text:p>
            </table:table-cell>
          </table:table-row>
          <table:table-row table:style-name="Table4.2">
            <table:table-cell table:style-name="Table4.A8" office:value-type="string">
              <text:p text:style-name="P77"/>
            </table:table-cell>
            <table:table-cell table:style-name="Table4.A8" office:value-type="string">
              <text:p text:style-name="P78"/>
            </table:table-cell>
            <table:table-cell table:style-name="Table4.A8" office:value-type="string">
              <text:p text:style-name="P188">ФСУ</text:p>
            </table:table-cell>
            <table:table-cell table:style-name="Table4.A8" office:value-type="string">
              <text:p text:style-name="P187">1</text:p>
            </table:table-cell>
          </table:table-row>
          <table:table-row table:style-name="Table4.2">
            <table:table-cell table:style-name="Table4.A1" office:value-type="string">
              <text:p text:style-name="P74"/>
            </table:table-cell>
            <table:table-cell table:style-name="Table4.A1" office:value-type="string">
              <text:p text:style-name="P73"/>
            </table:table-cell>
            <table:table-cell table:style-name="Table4.A1" office:value-type="string">
              <text:p text:style-name="P76">Карабины</text:p>
            </table:table-cell>
            <table:table-cell table:style-name="Table4.A1" office:value-type="string">
              <text:p text:style-name="P75">5</text:p>
            </table:table-cell>
          </table:table-row>
        </table:table>
        <text:p text:style-name="P68"/>
        <text:p text:style-name="P109">Необходимый ремонтный набор имеется.</text:p>
        <text:p text:style-name="P109">Необходимый набор медицинской аптечки имеется.</text:p>
        <text:p text:style-name="P109">Весовые характеристики груза, взятого на маршрут:</text:p>
        <text:p text:style-name="P68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90">Наименование</text:p>
            </table:table-cell>
            <table:table-cell table:style-name="Table5.A1" office:value-type="string">
              <text:p text:style-name="P90">На 1 человека</text:p>
            </table:table-cell>
            <table:table-cell table:style-name="Table5.A1" office:value-type="string">
              <text:p text:style-name="P90">На группу в <text:span text:style-name="T111">6</text:span> чел.</text:p>
            </table:table-cell>
          </table:table-row>
          <table:table-row table:style-name="Table5.2">
            <table:table-cell table:style-name="Table5.A1" office:value-type="string">
              <text:p text:style-name="P91">Продукты(всего/в день) </text:p>
            </table:table-cell>
            <table:table-cell table:style-name="Table5.A1" office:value-type="string">
              <text:p text:style-name="P86"><text:span text:style-name="T123">8620</text:span> г / 620 г/<text:span text:style-name="T123">д</text:span></text:p>
            </table:table-cell>
            <table:table-cell table:style-name="Table5.A1" office:value-type="string">
              <text:p text:style-name="P86"><text:span text:style-name="T123">52</text:span> кг / <text:span text:style-name="T123">3720</text:span> г/<text:span text:style-name="T123">д</text:span></text:p>
            </table:table-cell>
          </table:table-row>
          <table:table-row table:style-name="Table5.3">
            <table:table-cell table:style-name="Table5.A1" office:value-type="string">
              <text:p text:style-name="P91">Групповое снаряжение</text:p>
            </table:table-cell>
            <table:table-cell table:style-name="Table5.A1" office:value-type="string">
              <text:p text:style-name="P86"><text:span text:style-name="T123">5700</text:span> г / <text:span text:style-name="T123">3600 г</text:span></text:p>
            </table:table-cell>
            <table:table-cell table:style-name="Table5.A1" office:value-type="string">
              <text:p text:style-name="P86"><text:span text:style-name="T123">28</text:span> кг</text:p>
            </table:table-cell>
          </table:table-row>
          <table:table-row table:style-name="Table5.2">
            <table:table-cell table:style-name="Table5.A1" office:value-type="string">
              <text:p text:style-name="P91">Личное снаряжение</text:p>
            </table:table-cell>
            <table:table-cell table:style-name="Table5.A1" office:value-type="string">
              <text:p text:style-name="P86">1<text:span text:style-name="T124">2</text:span>500 г</text:p>
            </table:table-cell>
            <table:table-cell table:style-name="Table5.A1" office:value-type="string">
              <text:p text:style-name="P86"><text:span text:style-name="T124">93</text:span> кг</text:p>
            </table:table-cell>
          </table:table-row>
          <table:table-row table:style-name="Table5.3">
            <table:table-cell table:style-name="Table5.A1" office:value-type="string">
              <text:p text:style-name="P91">Всего:</text:p>
            </table:table-cell>
            <table:table-cell table:style-name="Table5.A1" office:value-type="string">
              <text:p text:style-name="P208">26.8 кг / 24.7 кг</text:p>
            </table:table-cell>
            <table:table-cell table:style-name="Table5.A1" office:value-type="string">
              <text:p text:style-name="P208">173 кг</text:p>
            </table:table-cell>
          </table:table-row>
        </table:table>
        <text:p text:style-name="P117"/>
        <text:p text:style-name="P130">Максимальная нагрузка на одного <text:tab/>мужчину<text:tab/>___<text:span text:style-name="T93">28.8</text:span>___ кг.</text:p>
        <text:p text:style-name="P129">Женщину<text:tab/>___<text:span text:style-name="T93">22.7 </text:span>__ кг.</text:p>
        <text:p text:style-name="P117"/>
        <text:p text:style-name="P119">Сведения, изложенные в разделах 1- 7 подтверждаю.</text:p>
        <text:p text:style-name="P68"/>
        <text:p text:style-name="P118"><text:span text:style-name="T1">Руководитель похода __________ ( </text:span><text:span text:style-name="T2">Вельтищев М. Н. </text:span><text:span text:style-name="T1">)</text:span></text:p>
        <text:p text:style-name="P68"/>
        <text:p text:style-name="P81"><text:span text:style-name="T1">«___»__________ 20___ г.<text:tab/><text:tab/><text:tab/></text:span><text:span text:style-name="T23">( подпись )</text:span><text:span text:style-name="T1"><text:tab/><text:tab/><text:tab/></text:span><text:span text:style-name="T23">( Фамилия. И., О. )</text:span></text:p>
        <text:p text:style-name="P34"/>
        <text:p text:style-name="P142">8. Ходатайство МКК</text:p>
        <text:p text:style-name="P133">Председателю МКК ______________________________________</text:p>
        <text:p text:style-name="P134">(наименование вышестоящей МКК)</text:p>
        <text:p text:style-name="P133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10">Предварительное рассмотрение произведено нашей комиссией «___»_____________ 20___ г.</text:p>
        <text:p text:style-name="P127">Председатель МКК ______________ (_______________)</text:p>
        <text:p text:style-name="P128">( подпись )<text:tab/><text:tab/><text:tab/><text:tab/> (Фамилия И.,О.)</text:p>
        <text:p text:style-name="P87">Штамп МКК</text:p>
        <text:p text:style-name="P35"><text:span text:style-name="T5">9. Результаты рассмотрения в </text:span><text:span text:style-name="T6">МКК</text:span></text:p>
        <text:p text:style-name="P123">Маршрутно-квалификационная комиссия ___________________</text:p>
        <text:p text:style-name="P29">__________________________________________________________</text:p>
        <text:p text:style-name="P29">в составе _________________________________________________</text:p>
        <text:p text:style-name="P29">__________________________________________________________</text:p>
        <text:p text:style-name="P29">с участием ________________________________________________</text:p>
        <text:p text:style-name="P84">рассмотрев материалы заявленного похода группы под руководством ____________________ считает, что (ненужное зачеркнуть):</text:p>
        <text:list xml:id="list2858702686" text:style-name="WWNum2">
          <text:list-item>
            <text:p text:style-name="P209">Маршрут соответствует (не соответствует) заявленной категории сложности.</text:p>
          </text:list-item>
          <text:list-item>
            <text:p text:style-name="P209">Туристский опыт руководителя группы соответствует (не соответствует) технической сложности маршрута.</text:p>
          </text:list-item>
          <text:list-item>
            <text:p text:style-name="P209">Туристский опыт участников группы соответствует (не соответствует) технической сложности маршрута.</text:p>
          </text:list-item>
          <text:list-item>
            <text:p text:style-name="P210">Заявочные материалы отвечают (не отвечают) установленным требованиям.</text:p>
            <text:p text:style-name="P211"/>
          </text:list-item>
        </text:list>
        <text:p text:style-name="P21">10. Результаты проверки на местности</text:p>
        <text:p text:style-name="P122">Группа в составе: руководитель __ <text:span text:style-name="T95">Вельтищев М. Н. _</text:span>__________</text:p>
        <text:p text:style-name="P125"><text:tab/><text:tab/><text:tab/><text:tab/><text:tab/><text:tab/><text:tab/><text:tab/><text:tab/><text:tab/><text:tab/><text:tab/><text:tab/><text:tab/>( Фамилия. И., О. )</text:p>
        <text:p text:style-name="P122">Участники <text:span text:style-name="T89">Погодин</text:span><text:span text:style-name="T90"> </text:span><text:span text:style-name="T92">С</text:span><text:span text:style-name="T90">. </text:span><text:span text:style-name="T92">Н</text:span><text:span text:style-name="T90">, </text:span><text:span text:style-name="T92">Чашникова А. А, </text:span><text:span text:style-name="T90">Янеева Ю. В.</text:span></text:p>
        <text:p text:style-name="P28">прошла проверку «<text:span text:style-name="T92">20</text:span>» <text:span text:style-name="T87">июня</text:span><text:span text:style-name="T85"> 20</text:span><text:span text:style-name="T89">20</text:span><text:span text:style-name="T95"> </text:span>г. <text:span text:style-name="T95">в </text:span><text:span text:style-name="T87">дер. Васильевское (известняковые карьеры Полушкино)</text:span></text:p>
        <text:p text:style-name="P28">по следующим вопросам: <text:span text:style-name="T86">Проверка навыков </text:span><text:span text:style-name="T89">проведения </text:span><text:span text:style-name="T86">спасательных работ, страховки и самостраховки, </text:span><text:span text:style-name="T89">передвижения в кошках, </text:span><text:span text:style-name="T86">личной техники и пользования специальным снаряжением. </text:span>_________________</text:p>
        <text:p text:style-name="P28"><text:tab/>Результаты проверки: <text:span text:style-name="T42">На усмотрение МКК</text:span><text:span text:style-name="T95"> (согласно протоколам, команда «</text:span><text:span text:style-name="T89">Вбок от Ала-арчи</text:span><text:span text:style-name="T95">» заняла 2-е место по классу </text:span><text:span text:style-name="T38">Б</text:span><text:span text:style-name="T21">).</text:span></text:p>
        <text:p text:style-name="P148">Проверяющий __________________ (___________________)</text:p>
        <text:p text:style-name="P149">(подпись)<text:tab/><text:tab/><text:tab/><text:tab/><text:tab/><text:tab/>( Фамилия И.,, О. )</text:p>
        <text:p text:style-name="P33">11. Заключение маршрутно-квалификационной комиссии</text:p>
        <text:p text:style-name="P124">Группа под руководством __________ <text:span text:style-name="T87">Вельтищева М. Н.</text:span><text:span text:style-name="T95"> </text:span>_______</text:p>
        <text:p text:style-name="P150"><text:tab/><text:tab/><text:tab/><text:tab/><text:tab/><text:tab/><text:tab/><text:tab/><text:tab/><text:tab/><text:tab/><text:tab/><text:tab/><text:tab/>( Фамилия , И., О.,) </text:p>
        <text:p text:style-name="P88">имеет (не имеет) право совершить данный поход.</text:p>
        <text:p text:style-name="P137">12. Контрольные пункты и сроки</text:p>
        <text:p text:style-name="P108">О прохождении маршрута группа должна сообщить:</text:p>
        <text:list xml:id="list1751394572" text:style-name="WWNum1">
          <text:list-item>
            <text:p text:style-name="P212"><text:span text:style-name="T106">Зеленцову Д. Ю </text:span>по <text:span text:style-name="T82">тел</text:span> <text:span text:style-name="T106">+7(905)786-33-10</text:span></text:p>
          </text:list-item>
        </text:list>
        <text:p text:style-name="P25">_________________________________________________________</text:p>
        <text:list xml:id="list211755005142242" text:continue-numbering="true" text:style-name="WWNum1">
          <text:list-item>
            <text:p text:style-name="P212">__________________________ по <text:span text:style-name="T82">тел</text:span> ___________________</text:p>
          </text:list-item>
        </text:list>
        <text:p text:style-name="P26">_________________________________________________________</text:p>
        <text:p text:style-name="P26">_________________________________________________________</text:p>
        <text:p text:style-name="P26">из <text:span text:style-name="T88">п. </text:span><text:span text:style-name="T89">Тырныауз</text:span><text:span text:style-name="T105"> </text:span>до «<text:span text:style-name="T105">05</text:span>» <text:span text:style-name="T111">июля</text:span> 20<text:span text:style-name="T111">20 </text:span>г.</text:p>
        <text:p text:style-name="P26">из <text:span text:style-name="T91">п. Терскол</text:span><text:span text:style-name="T105"> </text:span>до «<text:span text:style-name="T105">19</text:span>» <text:span text:style-name="T111">июля</text:span> 20<text:span text:style-name="T111">20 </text:span>г.</text:p>
        <text:p text:style-name="P26">из __________________________ до «___» ______________ 20___г.</text:p>
        <text:p text:style-name="P26"/>
        <text:p text:style-name="P30">Тел. куратора группы:</text:p>
        <text:p text:style-name="P31">Тел. председателя МКК (Зеленцов Д.Ю.): +<text:span text:style-name="T103">7</text:span><text:span text:style-name="T69">(905)786-3310</text:span></text:p>
        <text:p text:style-name="P18"><text:span text:style-name="T70">Тел. </text:span><text:span text:style-name="T69">Эльбрусский ПСО - 8-8663-871489</text:span></text:p>
        <text:p text:style-name="P27"/>
        <text:p text:style-name="P83">Председатель комиссии ________________________</text:p>
        <text:p text:style-name="P115"><text:span text:style-name="T1">Штамп МКК</text:span><text:tab/><text:tab/><text:tab/><text:tab/><text:tab/><text:tab/><text:tab/><text:tab/><text:tab/><text:tab/><text:tab/><text:tab/><text:tab/><text:tab/><text:span text:style-name="T23">( подпись )</text:span></text:p>
        <text:p text:style-name="P85">Члены комиссии <text:tab/> <text:s text:c="4"/>________________________</text:p>
        <text:p text:style-name="P85">________________________</text:p>
        <text:p text:style-name="P85">________________________</text:p>
        <text:p text:style-name="P82">«___» _____________ 20___ г. <text:tab/><text:tab/><text:tab/> ________________________</text:p>
        <text:list xml:id="list3388467028" text:style-name="WWNum5">
          <text:list-item>
            <text:p text:style-name="P213">Другие замечания:</text:p>
            <text:p text:style-name="P213">__________________________________________________________________________________________________</text:p>
          </text:list-item>
        </text:list>
        <text:p text:style-name="P24">Группе <text:span text:style-name="T83">назначается</text:span> (<text:span text:style-name="T84">не назначается</text:span>) контрольная проверка на местности: <text:span text:style-name="T86">Кросс-поход, класс Б, известняковые карьеры дер. Васильевское, </text:span><text:span text:style-name="T89">20</text:span><text:span text:style-name="T86">.</text:span><text:span text:style-name="T89">06</text:span><text:span text:style-name="T86">.20</text:span><text:span text:style-name="T89">20</text:span><text:span text:style-name="T86">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36">(когда, где, по каким вопросам)</text:p>
        <text:p text:style-name="P22">13. Отметка ПСС, дополнительные указания, замечания:</text:p>
        <text:p text:style-name="P3"/>
        <text:p text:style-name="P9"/>
        <text:p text:style-name="P143">Штамп ПСС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2">14. Решение о зачете похода</text:p>
        <text:p text:style-name="P9"/>
        <text:p text:style-name="P145"><text:span text:style-name="T1">Поход оценен </text:span><text:span text:style-name="Strong"><text:span text:style-name="T19">________</text:span></text:span><text:span text:style-name="Strong"><text:span text:style-name="T22"> </text:span></text:span><text:span text:style-name="T1">категорией сложности.</text:span></text:p>
        <text:p text:style-name="P146"/>
        <text:p text:style-name="P145"><text:span text:style-name="T1">Справки выданы в количестве </text:span><text:span text:style-name="T9">___ </text:span><text:span text:style-name="T1">штук.</text:span></text:p>
        <text:p text:style-name="P9"/>
        <text:h text:style-name="P154" text:outline-level="8">Председатель МКК _______________________</text:h>
        <text:h text:style-name="P153" text:outline-level="8"><text:tab/><text:tab/>Подпись</text:h>
        <text:p text:style-name="P144">_____________________</text:p>
        <text:p text:style-name="P156">фамилия, И.,О.</text:p>
        <text:p text:style-name="P157"/>
        <text:p text:style-name="P157"/>
        <text:p text:style-name="P157"/>
        <text:p text:style-name="P159"/>
        <text:p text:style-name="P157"/>
        <text:p text:style-name="P158">Штамп МКК</text:p>
        <text:p text:style-name="P13"/>
        <text:p text:style-name="P14">«____»____________20___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Math TeX Gyre" svg:font-family="'DejaVu Math TeX Gyre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402in" fo:margin-bottom="0.2402in" fo:margin-left="0.2402in" fo:margin-right="0.24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104</meta:editing-cycles>
    <meta:creation-date>2018-06-19T18:47:00</meta:creation-date>
    <dc:date>2020-07-01T21:17:54.579904474</dc:date>
    <meta:editing-duration>PT16H2M4S</meta:editing-duration>
    <meta:generator>LibreOffice/6.0.7.3$Linux_X86_64 LibreOffice_project/00m0$Build-3</meta:generator>
    <meta:document-statistic meta:table-count="7" meta:image-count="0" meta:object-count="0" meta:page-count="14" meta:paragraph-count="343" meta:word-count="1905" meta:character-count="14013" meta:non-whitespace-character-count="12280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